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Fett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veration Mono" svg:font-family="'Liveration Mono'"/>
    <style:font-face style:name="Liveration Mono1" svg:font-family="'Liveration Mono'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 Typewriter1" svg:font-family="'Lucida Sans Typewriter'" style:font-family-generic="moder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68995b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6d4065"/>
    </style:style>
    <style:style style:name="P6" style:family="paragraph" style:parent-style-name="Text_20_body">
      <style:paragraph-properties fo:text-align="justify" style:justify-single-word="false"/>
      <style:text-properties officeooo:paragraph-rsid="009c05dd"/>
    </style:style>
    <style:style style:name="P7" style:family="paragraph" style:parent-style-name="Text_20_body">
      <style:paragraph-properties fo:text-align="justify" style:justify-single-word="false"/>
      <style:text-properties officeooo:paragraph-rsid="009b9481"/>
    </style:style>
    <style:style style:name="P8" style:family="paragraph" style:parent-style-name="Text_20_body">
      <style:paragraph-properties fo:text-align="justify" style:justify-single-word="false"/>
      <style:text-properties officeooo:rsid="00661ddf" officeooo:paragraph-rsid="00661ddf"/>
    </style:style>
    <style:style style:name="P9" style:family="paragraph" style:parent-style-name="Text_20_body">
      <style:paragraph-properties fo:text-align="justify" style:justify-single-word="false"/>
      <style:text-properties officeooo:rsid="0067b856" officeooo:paragraph-rsid="0067b856"/>
    </style:style>
    <style:style style:name="P10" style:family="paragraph" style:parent-style-name="Text_20_body">
      <style:paragraph-properties fo:text-align="justify" style:justify-single-word="false"/>
      <style:text-properties officeooo:rsid="0068995b" officeooo:paragraph-rsid="0068995b"/>
    </style:style>
    <style:style style:name="P11" style:family="paragraph" style:parent-style-name="Text_20_body">
      <style:paragraph-properties fo:text-align="justify" style:justify-single-word="false"/>
      <style:text-properties officeooo:rsid="0073ee11" officeooo:paragraph-rsid="0073ee11"/>
    </style:style>
    <style:style style:name="P12" style:family="paragraph" style:parent-style-name="Text_20_body">
      <style:paragraph-properties fo:text-align="justify" style:justify-single-word="false"/>
      <style:text-properties officeooo:rsid="0073ee11" officeooo:paragraph-rsid="00741b72"/>
    </style:style>
    <style:style style:name="P13" style:family="paragraph" style:parent-style-name="Text_20_body">
      <style:paragraph-properties fo:text-align="justify" style:justify-single-word="false"/>
      <style:text-properties officeooo:rsid="00775ce1" officeooo:paragraph-rsid="00775ce1"/>
    </style:style>
    <style:style style:name="P14" style:family="paragraph" style:parent-style-name="Text_20_body">
      <style:paragraph-properties fo:text-align="justify" style:justify-single-word="false"/>
      <style:text-properties officeooo:rsid="0079d9a7" officeooo:paragraph-rsid="0079d9a7"/>
    </style:style>
    <style:style style:name="P15" style:family="paragraph" style:parent-style-name="Text_20_body">
      <style:paragraph-properties fo:text-align="justify" style:justify-single-word="false"/>
      <style:text-properties officeooo:rsid="007a1e57" officeooo:paragraph-rsid="007a1e57"/>
    </style:style>
    <style:style style:name="P16" style:family="paragraph" style:parent-style-name="Text_20_body">
      <style:paragraph-properties fo:text-align="justify" style:justify-single-word="false"/>
      <style:text-properties officeooo:rsid="007af0e9" officeooo:paragraph-rsid="007af0e9"/>
    </style:style>
    <style:style style:name="P17" style:family="paragraph" style:parent-style-name="Text_20_body">
      <style:paragraph-properties fo:text-align="justify" style:justify-single-word="false"/>
      <style:text-properties officeooo:rsid="007de2e7" officeooo:paragraph-rsid="007de2e7"/>
    </style:style>
    <style:style style:name="P18" style:family="paragraph" style:parent-style-name="Text_20_body">
      <style:paragraph-properties fo:text-align="justify" style:justify-single-word="false"/>
      <style:text-properties officeooo:rsid="007de2e7" officeooo:paragraph-rsid="008b96fa"/>
    </style:style>
    <style:style style:name="P19" style:family="paragraph" style:parent-style-name="Text_20_body">
      <style:paragraph-properties fo:text-align="justify" style:justify-single-word="false"/>
      <style:text-properties officeooo:rsid="007de2e7" officeooo:paragraph-rsid="009d38cd"/>
    </style:style>
    <style:style style:name="P20" style:family="paragraph" style:parent-style-name="Text_20_body">
      <style:paragraph-properties fo:text-align="justify" style:justify-single-word="false"/>
      <style:text-properties officeooo:rsid="0080cfba" officeooo:paragraph-rsid="008fa61d"/>
    </style:style>
    <style:style style:name="P21" style:family="paragraph" style:parent-style-name="Text_20_body">
      <style:paragraph-properties fo:text-align="justify" style:justify-single-word="false"/>
      <style:text-properties officeooo:rsid="0080cfba" officeooo:paragraph-rsid="009d38cd"/>
    </style:style>
    <style:style style:name="P22" style:family="paragraph" style:parent-style-name="Text_20_body">
      <style:paragraph-properties fo:text-align="justify" style:justify-single-word="false"/>
      <style:text-properties officeooo:rsid="008b96fa" officeooo:paragraph-rsid="008b96fa"/>
    </style:style>
    <style:style style:name="P23" style:family="paragraph" style:parent-style-name="Text_20_body">
      <style:paragraph-properties fo:text-align="justify" style:justify-single-word="false" fo:break-before="page"/>
      <style:text-properties officeooo:rsid="008b96fa" officeooo:paragraph-rsid="008b96fa"/>
    </style:style>
    <style:style style:name="P24" style:family="paragraph" style:parent-style-name="Text_20_body">
      <style:paragraph-properties fo:text-align="justify" style:justify-single-word="false"/>
      <style:text-properties officeooo:rsid="008c6cd9" officeooo:paragraph-rsid="008c6cd9"/>
    </style:style>
    <style:style style:name="P25" style:family="paragraph" style:parent-style-name="Text_20_body">
      <style:paragraph-properties fo:text-align="justify" style:justify-single-word="false"/>
      <style:text-properties officeooo:rsid="008c6cd9" officeooo:paragraph-rsid="0092b306"/>
    </style:style>
    <style:style style:name="P26" style:family="paragraph" style:parent-style-name="Text_20_body">
      <style:paragraph-properties fo:text-align="justify" style:justify-single-word="false"/>
      <style:text-properties officeooo:rsid="008c6cd9" officeooo:paragraph-rsid="009b9481"/>
    </style:style>
    <style:style style:name="P27" style:family="paragraph" style:parent-style-name="Text_20_body">
      <style:paragraph-properties fo:text-align="justify" style:justify-single-word="false"/>
      <style:text-properties officeooo:rsid="008deecd" officeooo:paragraph-rsid="008deecd"/>
    </style:style>
    <style:style style:name="P28" style:family="paragraph" style:parent-style-name="Text_20_body">
      <style:paragraph-properties fo:text-align="justify" style:justify-single-word="false"/>
      <style:text-properties officeooo:rsid="008deecd" officeooo:paragraph-rsid="0092b306"/>
    </style:style>
    <style:style style:name="P29" style:family="paragraph" style:parent-style-name="Text_20_body">
      <style:paragraph-properties fo:text-align="justify" style:justify-single-word="false"/>
      <style:text-properties officeooo:rsid="0092b306" officeooo:paragraph-rsid="0092b306"/>
    </style:style>
    <style:style style:name="P30" style:family="paragraph" style:parent-style-name="Text_20_body">
      <style:paragraph-properties fo:text-align="justify" style:justify-single-word="false"/>
      <style:text-properties officeooo:rsid="0092b306" officeooo:paragraph-rsid="009b9481"/>
    </style:style>
    <style:style style:name="P31" style:family="paragraph" style:parent-style-name="Text_20_body">
      <style:paragraph-properties fo:text-align="justify" style:justify-single-word="false"/>
      <style:text-properties officeooo:rsid="009b9481" officeooo:paragraph-rsid="009c05dd"/>
    </style:style>
    <style:style style:name="P32" style:family="paragraph" style:parent-style-name="Text_20_body">
      <style:paragraph-properties fo:text-align="justify" style:justify-single-word="false"/>
      <style:text-properties officeooo:rsid="009b9481" officeooo:paragraph-rsid="009b9481"/>
    </style:style>
    <style:style style:name="P33" style:family="paragraph" style:parent-style-name="Text_20_body">
      <style:paragraph-properties fo:text-align="justify" style:justify-single-word="false"/>
      <style:text-properties officeooo:rsid="009b9481" officeooo:paragraph-rsid="00a08f14"/>
    </style:style>
    <style:style style:name="P34" style:family="paragraph" style:parent-style-name="Text_20_body">
      <style:paragraph-properties fo:text-align="justify" style:justify-single-word="false"/>
      <style:text-properties officeooo:rsid="009b9481" officeooo:paragraph-rsid="00a28bd1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body">
      <style:paragraph-properties fo:text-align="justify" style:justify-single-word="false"/>
      <style:text-properties officeooo:rsid="00a08f14" officeooo:paragraph-rsid="00a08f14"/>
    </style:style>
    <style:style style:name="P39" style:family="paragraph" style:parent-style-name="Text_20_body">
      <style:paragraph-properties fo:text-align="justify" style:justify-single-word="false"/>
      <style:text-properties officeooo:rsid="00a28bd1" officeooo:paragraph-rsid="00a28bd1"/>
    </style:style>
    <style:style style:name="P40" style:family="paragraph" style:parent-style-name="Text_20_body">
      <style:paragraph-properties fo:text-align="justify" style:justify-single-word="false"/>
      <style:text-properties officeooo:rsid="00a35a84" officeooo:paragraph-rsid="00a35a84"/>
    </style:style>
    <style:style style:name="P41" style:family="paragraph" style:parent-style-name="Text_20_body">
      <style:paragraph-properties fo:text-align="justify" style:justify-single-word="false"/>
      <style:text-properties officeooo:rsid="009c05dd" officeooo:paragraph-rsid="00a35a84"/>
    </style:style>
    <style:style style:name="P42" style:family="paragraph" style:parent-style-name="Text_20_body">
      <style:paragraph-properties fo:text-align="justify" style:justify-single-word="false"/>
      <style:text-properties officeooo:rsid="009c05dd" officeooo:paragraph-rsid="009c05dd"/>
    </style:style>
    <style:style style:name="P43" style:family="paragraph" style:parent-style-name="Heading_20_1">
      <style:paragraph-properties fo:text-align="justify" style:justify-single-word="false" fo:break-before="page"/>
      <style:text-properties style:font-name="Liberation Serif4" fo:font-size="18.2000007629395pt" fo:font-weight="bold" officeooo:rsid="00571d45" officeooo:paragraph-rsid="00571d4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4" style:family="paragraph" style:parent-style-name="Heading_20_1" style:list-style-name="">
      <style:paragraph-properties fo:text-align="justify" style:justify-single-word="false"/>
      <style:text-properties officeooo:rsid="00879f00" officeooo:paragraph-rsid="009d38cd"/>
    </style:style>
    <style:style style:name="P45" style:family="paragraph" style:parent-style-name="Heading_20_1" style:list-style-name="">
      <style:paragraph-properties fo:text-align="justify" style:justify-single-word="false" fo:break-before="page"/>
      <style:text-properties officeooo:rsid="00879f00" officeooo:paragraph-rsid="009d38cd"/>
    </style:style>
    <style:style style:name="P46" style:family="paragraph" style:parent-style-name="Heading_20_2">
      <style:paragraph-properties fo:text-align="justify" style:justify-single-word="false"/>
    </style:style>
    <style:style style:name="P47" style:family="paragraph" style:parent-style-name="Heading_20_2" style:list-style-name="">
      <style:paragraph-properties fo:text-align="justify" style:justify-single-word="false" fo:break-before="page"/>
    </style:style>
    <style:style style:name="P48" style:family="paragraph" style:parent-style-name="Heading_20_2" style:list-style-name="">
      <style:paragraph-properties fo:text-align="justify" style:justify-single-word="false"/>
    </style:style>
    <style:style style:name="P49" style:family="paragraph" style:parent-style-name="Heading_20_2" style:list-style-name="">
      <style:paragraph-properties fo:text-align="justify" style:justify-single-word="false"/>
      <style:text-properties officeooo:rsid="00988602" officeooo:paragraph-rsid="00a28bd1"/>
    </style:style>
    <style:style style:name="P50" style:family="paragraph" style:parent-style-name="Heading_20_3" style:list-style-name="">
      <style:paragraph-properties fo:text-align="justify" style:justify-single-word="false"/>
    </style:style>
    <style:style style:name="P51" style:family="paragraph" style:parent-style-name="Heading_20_3" style:list-style-name="">
      <style:paragraph-properties fo:text-align="justify" style:justify-single-word="false"/>
      <style:text-properties officeooo:paragraph-rsid="00977f23"/>
    </style:style>
    <style:style style:name="P52" style:family="paragraph" style:parent-style-name="Heading_20_3" style:list-style-name="">
      <style:paragraph-properties fo:text-align="justify" style:justify-single-word="false"/>
      <style:text-properties officeooo:paragraph-rsid="009b9481"/>
    </style:style>
    <style:style style:name="P53" style:family="paragraph" style:parent-style-name="Heading_20_3" style:list-style-name="">
      <style:paragraph-properties fo:text-align="justify" style:justify-single-word="false"/>
      <style:text-properties officeooo:paragraph-rsid="009d38cd"/>
    </style:style>
    <style:style style:name="P54" style:family="paragraph" style:parent-style-name="Heading_20_3" style:list-style-name="">
      <style:paragraph-properties fo:text-align="justify" style:justify-single-word="false" fo:break-before="page"/>
    </style:style>
    <style:style style:name="P55" style:family="paragraph" style:parent-style-name="Heading_20_3" style:list-style-name="">
      <style:paragraph-properties fo:text-align="justify" style:justify-single-word="false"/>
      <style:text-properties officeooo:rsid="00977f23" officeooo:paragraph-rsid="00977f23"/>
    </style:style>
    <style:style style:name="P56" style:family="paragraph" style:parent-style-name="Standard" style:list-style-name="L1">
      <style:paragraph-properties fo:text-align="justify" style:justify-single-word="false"/>
    </style:style>
    <style:style style:name="P57" style:family="paragraph" style:parent-style-name="Standard" style:list-style-name="L2">
      <style:paragraph-properties fo:text-align="justify" style:justify-single-word="false"/>
    </style:style>
    <style:style style:name="P58" style:family="paragraph" style:parent-style-name="Standard" style:list-style-name="L3">
      <style:paragraph-properties fo:text-align="justify" style:justify-single-word="false"/>
    </style:style>
    <style:style style:name="P59" style:family="paragraph" style:parent-style-name="Text_20_body" style:list-style-name="L1">
      <style:paragraph-properties fo:text-align="justify" style:justify-single-word="false"/>
      <style:text-properties officeooo:rsid="0068995b" officeooo:paragraph-rsid="0068995b"/>
    </style:style>
    <style:style style:name="P60" style:family="paragraph" style:parent-style-name="Text_20_body" style:list-style-name="L2">
      <style:paragraph-properties fo:text-align="justify" style:justify-single-word="false"/>
      <style:text-properties officeooo:rsid="007af0e9" officeooo:paragraph-rsid="007af0e9"/>
    </style:style>
    <style:style style:name="P61" style:family="paragraph" style:parent-style-name="Text_20_body" style:list-style-name="L3">
      <style:paragraph-properties fo:text-align="justify" style:justify-single-word="false"/>
      <style:text-properties officeooo:rsid="008c93ac" officeooo:paragraph-rsid="008c93ac"/>
    </style:style>
    <style:style style:name="P62" style:family="paragraph">
      <loext:graphic-properties draw:fill="solid" draw:fill-color="#f8f8f8"/>
      <style:paragraph-properties style:writing-mode="lr-tb"/>
      <style:text-properties style:font-name="Liberation Mono" fo:font-size="9pt" style:font-size-asian="9pt" style:font-size-complex="9pt"/>
    </style:style>
    <style:style style:name="P63" style:family="paragraph">
      <loext:graphic-properties draw:fill="solid" draw:fill-color="#f8f8f8"/>
      <style:paragraph-properties style:writing-mode="lr-tb"/>
      <style:text-properties style:font-name="Lucida Sans Typewriter" fo:font-size="9pt" style:font-size-asian="9pt" style:font-size-complex="9pt"/>
    </style:style>
    <style:style style:name="P64" style:family="paragraph">
      <loext:graphic-properties draw:fill="solid" draw:fill-color="#f8f8f8"/>
      <style:paragraph-properties style:writing-mode="lr-tb"/>
      <style:text-properties style:font-name="Liveration Mono" fo:font-size="9pt" style:font-size-asian="9pt" style:font-size-complex="9pt"/>
    </style:style>
    <style:style style:name="T1" style:family="text">
      <style:text-properties officeooo:rsid="008accdc"/>
    </style:style>
    <style:style style:name="T2" style:family="text">
      <style:text-properties officeooo:rsid="0064f6d7"/>
    </style:style>
    <style:style style:name="T3" style:family="text">
      <style:text-properties fo:color="#000000" loext:opacity="100%" style:font-name="Liberation Mono2" fo:font-size="12pt" fo:font-style="normal" style:text-underline-style="none" fo:font-weight="normal" style:font-size-asian="12pt" style:font-style-asian="normal" style:font-weight-asian="normal" style:font-size-complex="12pt"/>
    </style:style>
    <style:style style:name="T4" style:family="text">
      <style:text-properties fo:color="#000000" loext:opacity="100%" style:font-name="Liberation Mono2" fo:font-size="12pt" fo:font-style="normal" style:text-underline-style="none" fo:font-weight="normal" officeooo:rsid="008accdc" style:font-size-asian="12pt" style:font-style-asian="normal" style:font-weight-asian="normal" style:font-size-complex="12pt"/>
    </style:style>
    <style:style style:name="T5" style:family="text">
      <style:text-properties officeooo:rsid="0067b856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67b856"/>
    </style:style>
    <style:style style:name="T8" style:family="text">
      <style:text-properties style:font-name="Liberation Mono" officeooo:rsid="008accdc"/>
    </style:style>
    <style:style style:name="T9" style:family="text">
      <style:text-properties officeooo:rsid="0068995b"/>
    </style:style>
    <style:style style:name="T10" style:family="text">
      <style:text-properties officeooo:rsid="006b74ef"/>
    </style:style>
    <style:style style:name="T11" style:family="text">
      <style:text-properties officeooo:rsid="006d4065"/>
    </style:style>
    <style:style style:name="T12" style:family="text">
      <style:text-properties officeooo:rsid="006eb5b7"/>
    </style:style>
    <style:style style:name="T13" style:family="text">
      <style:text-properties officeooo:rsid="0070293e"/>
    </style:style>
    <style:style style:name="T14" style:family="text">
      <style:text-properties officeooo:rsid="00741b72"/>
    </style:style>
    <style:style style:name="T15" style:family="text">
      <style:text-properties officeooo:rsid="007a1e57"/>
    </style:style>
    <style:style style:name="T16" style:family="text">
      <style:text-properties officeooo:rsid="008b96fa"/>
    </style:style>
    <style:style style:name="T17" style:family="text">
      <style:text-properties officeooo:rsid="008deecd"/>
    </style:style>
    <style:style style:name="T18" style:family="text">
      <style:text-properties officeooo:rsid="008fa61d"/>
    </style:style>
    <style:style style:name="T19" style:family="text">
      <style:text-properties officeooo:rsid="0092b306"/>
    </style:style>
    <style:style style:name="T20" style:family="text">
      <style:text-properties officeooo:rsid="009b9481"/>
    </style:style>
    <style:style style:name="T21" style:family="text">
      <style:text-properties officeooo:rsid="009c05dd"/>
    </style:style>
    <style:style style:name="T22" style:family="text">
      <style:text-properties officeooo:rsid="009d38cd"/>
    </style:style>
    <style:style style:name="T23" style:family="text">
      <style:text-properties officeooo:rsid="00a08f14"/>
    </style:style>
    <style:style style:name="T24" style:family="text">
      <style:text-properties officeooo:rsid="00a35a84"/>
    </style:style>
    <style:style style:name="T25" style:family="text">
      <style:text-properties officeooo:rsid="00ab0bab"/>
    </style:style>
    <style:style style:name="T26" style:family="text">
      <style:text-properties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7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8" style:family="text">
      <style:text-properties fo:color="#ba2121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9" style:family="text">
      <style:text-properties fo:color="#008000" loext:opacity="100%" style:font-name="Lucida Sans Typewriter" fo:font-size="9pt" fo:language="zxx" fo:country="none" fo:font-style="normal" style:text-underline-style="none" fo:font-weight="bold" style:font-size-asian="9pt" style:font-size-complex="9pt"/>
    </style:style>
    <style:style style:name="T30" style:family="text">
      <style:text-properties fo:color="#000000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31" style:family="text">
      <style:text-properties fo:color="#0000ff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32" style:family="text">
      <style:text-properties fo:color="#666666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33" style:family="text">
      <style:text-properties fo:color="#ba2121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34" style:family="text">
      <style:text-properties fo:color="#3d7b7b" loext:opacity="100%" style:font-name="Lucida Sans Typewriter" fo:font-size="9pt" fo:language="zxx" fo:country="none" fo:font-style="italic" style:text-underline-style="none" fo:font-weight="normal" style:font-size-asian="9pt" style:font-size-complex="9pt"/>
    </style:style>
    <style:style style:name="T35" style:family="text">
      <style:text-properties fo:color="#666666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36" style:family="text">
      <style:text-properties fo:color="#008000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37" style:family="text">
      <style:text-properties fo:color="#000000" loext:opacity="100%" style:font-name="Liveration Mono" fo:font-size="9pt" fo:language="zxx" fo:country="none" fo:font-style="normal" style:text-underline-style="none" fo:font-weight="normal" style:font-size-asian="9pt" style:font-size-complex="9pt"/>
    </style:style>
    <style:style style:name="T38" style:family="text">
      <style:text-properties fo:color="#666666" loext:opacity="100%" style:font-name="Liveration Mono" fo:font-size="9pt" fo:language="zxx" fo:country="none" fo:font-style="normal" style:text-underline-style="none" fo:font-weight="normal" style:font-size-asian="9pt" style:font-size-complex="9pt"/>
    </style:style>
    <style:style style:name="T39" style:family="text">
      <style:text-properties fo:color="#ba2121" loext:opacity="100%" style:font-name="Liveration Mono" fo:font-size="9pt" fo:language="zxx" fo:country="none" fo:font-style="normal" style:text-underline-style="none" fo:font-weight="normal" style:font-size-asian="9pt" style:font-size-complex="9pt"/>
    </style:style>
    <style:style style:name="T40" style:family="text">
      <style:text-properties fo:color="#3d7b7b" loext:opacity="100%" style:font-name="Liveration Mono" fo:font-size="9pt" fo:language="zxx" fo:country="none" fo:font-style="italic" style:text-underline-style="none" fo:font-weight="normal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Lua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fo:min-height="1.08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0.39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7.48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4.1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4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0.3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3.7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4.48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20.56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5.23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0.39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8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4.8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6.3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35"><text:a xlink:type="simple" xlink:href="#__RefHeading___Toc233_1919553838" text:style-name="Index_20_Link" text:visited-style-name="Index_20_Link">Verwendung<text:tab/>2</text:a></text:p>
          <text:p text:style-name="P36"><text:a xlink:type="simple" xlink:href="#__RefHeading___Toc274_3349791370" text:style-name="Index_20_Link" text:visited-style-name="Index_20_Link">Grundlagen<text:tab/>2</text:a></text:p>
          <text:p text:style-name="P36"><text:a xlink:type="simple" xlink:href="#__RefHeading___Toc286_3349791370" text:style-name="Index_20_Link" text:visited-style-name="Index_20_Link">Seiten erstellen<text:tab/>3</text:a></text:p>
          <text:p text:style-name="P37"><text:a xlink:type="simple" xlink:href="#__RefHeading___Toc299_3349791370" text:style-name="Index_20_Link" text:visited-style-name="Index_20_Link">Normale Seite<text:tab/>3</text:a></text:p>
          <text:p text:style-name="P37"><text:a xlink:type="simple" xlink:href="#__RefHeading___Toc301_3349791370" text:style-name="Index_20_Link" text:visited-style-name="Index_20_Link">Vereinfachte Seite<text:tab/>3</text:a></text:p>
          <text:p text:style-name="P36"><text:a xlink:type="simple" xlink:href="#__RefHeading___Toc303_3349791370" text:style-name="Index_20_Link" text:visited-style-name="Index_20_Link">Entscheidungen<text:tab/>4</text:a></text:p>
          <text:p text:style-name="P37"><text:a xlink:type="simple" xlink:href="#__RefHeading___Toc315_3349791370" text:style-name="Index_20_Link" text:visited-style-name="Index_20_Link">Grundlagen<text:tab/>4</text:a></text:p>
          <text:p text:style-name="P37"><text:a xlink:type="simple" xlink:href="#__RefHeading___Toc342_3349791370" text:style-name="Index_20_Link" text:visited-style-name="Index_20_Link">Seitennamen<text:tab/>4</text:a></text:p>
          <text:p text:style-name="P37"><text:a xlink:type="simple" xlink:href="#__RefHeading___Toc344_3349791370" text:style-name="Index_20_Link" text:visited-style-name="Index_20_Link">Verzweigungen<text:tab/>4</text:a></text:p>
          <text:p text:style-name="P36"><text:a xlink:type="simple" xlink:href="#__RefHeading___Toc344_33497913701" text:style-name="Index_20_Link" text:visited-style-name="Index_20_Link">Kameraanimationen<text:tab/>5</text:a></text:p>
          <text:p text:style-name="P37"><text:a xlink:type="simple" xlink:href="#__RefHeading___Toc778_1370846588" text:style-name="Index_20_Link" text:visited-style-name="Index_20_Link">Grundlagen<text:tab/>5</text:a></text:p>
          <text:p text:style-name="P37"><text:a xlink:type="simple" xlink:href="#__RefHeading___Toc780_1370846588" text:style-name="Index_20_Link" text:visited-style-name="Index_20_Link">Beispiele<text:tab/>5</text:a></text:p>
          <text:p text:style-name="P37"><text:a xlink:type="simple" xlink:href="#__RefHeading___Toc771_1370846588" text:style-name="Index_20_Link" text:visited-style-name="Index_20_Link">Zusatzoptionen<text:tab/>5</text:a></text:p>
          <text:p text:style-name="P36"><text:a xlink:type="simple" xlink:href="#__RefHeading___Toc1256_3830491332" text:style-name="Index_20_Link" text:visited-style-name="Index_20_Link">Parallaxe<text:tab/>6</text:a></text:p>
          <text:p text:style-name="P37"><text:a xlink:type="simple" xlink:href="#__RefHeading___Toc1258_3830491332" text:style-name="Index_20_Link" text:visited-style-name="Index_20_Link">Grafiken<text:tab/>6</text:a></text:p>
          <text:p text:style-name="P37"><text:a xlink:type="simple" xlink:href="#__RefHeading___Toc1260_3830491332" text:style-name="Index_20_Link" text:visited-style-name="Index_20_Link">Angabe<text:tab/>6</text:a></text:p>
          <text:p text:style-name="P37"><text:a xlink:type="simple" xlink:href="#__RefHeading___Toc780_13708465881" text:style-name="Index_20_Link" text:visited-style-name="Index_20_Link">Beispiele<text:tab/>6</text:a></text:p>
          <text:p text:style-name="P37"><text:a xlink:type="simple" xlink:href="#__RefHeading___Toc771_13708465881" text:style-name="Index_20_Link" text:visited-style-name="Index_20_Link">Zusatzoptionen<text:tab/>7</text:a></text:p>
          <text:p text:style-name="P35"><text:a xlink:type="simple" xlink:href="#__RefHeading___Toc397_3349791370" text:style-name="Index_20_Link" text:visited-style-name="Index_20_Link">Beispiele<text:tab/>8</text:a></text:p>
          <text:p text:style-name="P37"><text:a xlink:type="simple" xlink:href="#__RefHeading___Toc348_3349791370" text:style-name="Index_20_Link" text:visited-style-name="Index_20_Link">Beispiel: Audienz beim Kastellan<text:tab/>8</text:a></text:p>
          <text:p text:style-name="P37"><text:a xlink:type="simple" xlink:href="#__RefHeading___Toc346_3349791370" text:style-name="Index_20_Link" text:visited-style-name="Index_20_Link">Beispiel: Heldenwahl<text:tab/>9</text:a></text:p>
        </text:index-body>
      </text:table-of-content>
      <text:p text:style-name="P2"/>
      <text:p text:style-name="P2"/>
      <text:h text:style-name="P43" text:outline-level="1" text:is-list-header="true"><text:bookmark-start text:name="__RefHeading___Toc233_1919553838"/>Verwendung<text:bookmark-end text:name="__RefHeading___Toc233_1919553838"/></text:h>
      <text:p text:style-name="P8">Komplexe Dialoge <text:span text:style-name="T5">solltest Du nicht mit</text:span> Quests <text:span text:style-name="T5">umsetzen</text:span>.</text:p>
      <text:p text:style-name="P8">Das <text:span text:style-name="T1">Briefing</text:span> System bietet eine mehr als gute Alternative dafür. <text:span text:style-name="T1">Du kannst auch Kamera-und Parallaxanimationen einsetzen, damit Dein Briefing noch besser wird.</text:span></text:p>
      <text:p text:style-name="P8"><text:span text:style-name="T1">Briefings</text:span> <text:span text:style-name="T5">kannst Du</text:span> an Quests <text:span text:style-name="T5">anbinden</text:span> – <text:span text:style-name="T5">musst Du aber nicht</text:span>.</text:p>
      <text:h text:style-name="P46" text:outline-level="2" text:is-list-header="true"><text:bookmark-start text:name="__RefHeading___Toc274_3349791370"/>Grundlagen<text:bookmark-end text:name="__RefHeading___Toc274_3349791370"/></text:h>
      <text:p text:style-name="P9"><text:span text:style-name="T1">Briefings</text:span> stehen innerhalb einer Lua-Funktion im globalen Skript.</text:p>
      <text:p text:style-name="P9">Die folgende Funktion kannst Du als Kopiervorlage verwenden.</text:p>
      <text:p text:style-name="P4"><draw:frame text:anchor-type="paragraph" draw:z-index="0" draw:name="Textrahmen 1" draw:style-name="gr14" draw:text-style-name="P63" svg:width="16.934cm" svg:height="6.36cm" svg:x="0.019cm" svg:y="-0.139cm"><draw:text-box><text:p><text:span text:style-name="T29">function</text:span><text:span text:style-name="T30"> </text:span><text:span text:style-name="T31">Briefing1</text:span><text:span text:style-name="T30">(_Name, _PlayerID)</text:span></text:p><text:p><text:span text:style-name="T30"><text:s text:c="4"/></text:span><text:span text:style-name="T29">local</text:span><text:span text:style-name="T30"> Briefing </text:span><text:span text:style-name="T32">=</text:span><text:span text:style-name="T30"> {</text:span></text:p><text:p><text:span text:style-name="T30"><text:s text:c="8"/></text:span><text:span text:style-name="T34">-- Hier können verschiedene Konfigurationen vorgenommen werden.</text:span></text:p><text:p><text:span text:style-name="T30"><text:s text:c="4"/></text:span><text:span text:style-name="T30">};</text:span></text:p><text:p><text:span text:style-name="T30"><text:s text:c="4"/></text:span><text:span text:style-name="T29">local</text:span><text:span text:style-name="T30"> AP, ASP </text:span><text:span text:style-name="T32">=</text:span><text:span text:style-name="T30"> API.AddBriefingPages(Briefing);</text:span></text:p><text:p><text:span text:style-name="T30"/></text:p><text:p><text:span text:style-name="T30"><text:s text:c="4"/></text:span><text:span text:style-name="T34">-- Aufrufe von AP oder ASP um Seiten zu erstellen</text:span></text:p><text:p><text:span text:style-name="T30"/></text:p><text:p><text:span text:style-name="T30"><text:s text:c="4"/></text:span><text:span text:style-name="T30">Briefing.Starting </text:span><text:span text:style-name="T32">=</text:span><text:span text:style-name="T30"> </text:span><text:span text:style-name="T29">function</text:span><text:span text:style-name="T30">(_Data)</text:span></text:p><text:p><text:span text:style-name="T30"><text:s text:c="8"/></text:span><text:span text:style-name="T34">-- Mach was tolles hier, wenn es anfängt.</text:span></text:p><text:p><text:span text:style-name="T30"><text:s text:c="4"/></text:span><text:span text:style-name="T29">end</text:span></text:p><text:p><text:span text:style-name="T30"><text:s text:c="4"/></text:span><text:span text:style-name="T30">Briefing.Finished </text:span><text:span text:style-name="T32">=</text:span><text:span text:style-name="T30"> </text:span><text:span text:style-name="T29">function</text:span><text:span text:style-name="T30">(_Data)</text:span></text:p><text:p><text:span text:style-name="T30"><text:s text:c="8"/></text:span><text:span text:style-name="T34">-- Mach was tolles hier, wenn es endet.</text:span></text:p><text:p><text:span text:style-name="T30"><text:s text:c="4"/></text:span><text:span text:style-name="T29">end</text:span></text:p><text:p><text:span text:style-name="T30"><text:s text:c="4"/></text:span><text:span text:style-name="T34">-- Das Briefing wird gestartet</text:span></text:p><text:p><text:span text:style-name="T30"><text:s text:c="4"/></text:span><text:span text:style-name="T30">API.StartBriefing(Briefing, _Name, _PlayerID);</text:span></text:p><text:p><text:span text:style-name="T29">end</text:span></text:p></draw:text-box></draw:frame>Die Funktion muss die Parameter _<text:span text:style-name="T6">Name</text:span> und _<text:span text:style-name="T6">PlayerID</text:span> entgegen nehmen.</text:p>
      <text:p text:style-name="P2">Zuerst erstellst du eine Tabelle für d<text:span text:style-name="T1">as Briefing</text:span>. Nenne sie z.B. <text:span text:style-name="T8">Briefing</text:span>. Hier kannst Du einige Einstellungen für d<text:span text:style-name="T1">as Briefing</text:span> vornehmen. Siehe dazu die Dokumentation.</text:p>
      <text:p text:style-name="P4"><text:span text:style-name="T10">Die Tabelle wird</text:span> zusammen mit <text:span text:style-name="T10">den Parametern</text:span> an das <text:span text:style-name="T1">Briefing S</text:span>ystem übergeben.</text:p>
      <text:p text:style-name="P2"><text:span text:style-name="T5">Mit der Funktion </text:span><text:span text:style-name="T3">API.Add</text:span><text:span text:style-name="T4">Briefing</text:span><text:span text:style-name="T3">Pages</text:span><text:span text:style-name="T5"> werden die Funktionen für die </text:span><text:span text:style-name="T11">Seiten</text:span><text:span text:style-name="T5"> erzeugt.</text:span></text:p>
      <text:p text:style-name="P5"><text:span text:style-name="T5">Mit </text:span><text:span text:style-name="T7">AP</text:span><text:span text:style-name="T5"> und </text:span><text:span text:style-name="T7">ASP</text:span><text:span text:style-name="T5"> erstellst Du die einzelnen </text:span><text:span text:style-name="T11">Seiten</text:span><text:span text:style-name="T5">.</text:span></text:p>
      <text:p text:style-name="P10">Die Seiten zeigen den gesprochenen Text an. Sie <text:span text:style-name="T1">können </text:span>zudem <text:span text:style-name="T1">die Kameraeinstellungen bestimmen</text:span>. Du kannst den Spieler ebenfalls Entscheidungen treffen lassen.</text:p>
      <text:p text:style-name="P10"><text:span text:style-name="T11">Z</text:span>u Beginn und Ende des <text:span text:style-name="T1">Briefings</text:span> <text:span text:style-name="T11">kannst du Funktionen </text:span>ausführen lassen.</text:p>
      <text:list text:style-name="L1">
        <text:list-item>
          <text:p text:style-name="P56"><text:span text:style-name="T6">Dialog.Starting</text:span> wird zu Beginn, vor der ersten <text:span text:style-name="T12">Seite</text:span>, ausgeführt.</text:p>
        </text:list-item>
        <text:list-item>
          <text:p text:style-name="P59"><text:span text:style-name="T6">Dialog.Finished</text:span> wird am Ende, nach der letzten <text:span text:style-name="T12">Seite</text:span>, ausgeführt.</text:p>
        </text:list-item>
      </text:list>
      <text:p text:style-name="P3"><text:span text:style-name="T9">Abschließend </text:span><text:span text:style-name="T13">startest</text:span><text:span text:style-name="T12"> du den Dialog</text:span><text:span text:style-name="T9"> </text:span><text:span text:style-name="T12">mit</text:span><text:span text:style-name="T9"> </text:span><text:span text:style-name="T3">API.Start</text:span><text:span text:style-name="T4">Briefing</text:span><text:span text:style-name="T9">.</text:span></text:p>
      <text:p text:style-name="P3"/>
      <text:h text:style-name="P47" text:outline-level="2"><text:bookmark-start text:name="__RefHeading___Toc286_3349791370"/>Seiten erstellen<text:bookmark-end text:name="__RefHeading___Toc286_3349791370"/></text:h>
      <text:h text:style-name="P50" text:outline-level="3"><text:bookmark-start text:name="__RefHeading___Toc299_3349791370"/>Normale Seite<text:bookmark-end text:name="__RefHeading___Toc299_3349791370"/></text:h>
      <text:p text:style-name="P11">Eine normale Seite wird mit der Funktion <text:span text:style-name="T6">AP</text:span> erstellt.</text:p>
      <text:p text:style-name="P11"><draw:frame text:anchor-type="paragraph" draw:z-index="1" draw:name="Textrahmen 2" draw:style-name="gr13" draw:text-style-name="P63" svg:width="16.961cm" svg:height="4.864cm" svg:x="0.046cm" svg:y="-0.161cm"><draw:text-box><text:p><text:span text:style-name="T30">AP {</text:span></text:p><text:p><text:span text:style-name="T30"><text:s text:c="4"/></text:span><text:span text:style-name="T34">-- Text im Titelfeld</text:span></text:p><text:p><text:span text:style-name="T30"><text:s text:c="4"/></text:span><text:span text:style-name="T30">Title <text:s text:c="7"/></text:span><text:span text:style-name="T32">=</text:span><text:span text:style-name="T30"> </text:span><text:span text:style-name="T33">"Marcus"</text:span><text:span text:style-name="T30">,</text:span></text:p><text:p><text:span text:style-name="T30"><text:s text:c="4"/></text:span><text:span text:style-name="T34">-- Text im Textdelf</text:span></text:p><text:p><text:span text:style-name="T30"><text:s text:c="4"/></text:span><text:span text:style-name="T30">Text <text:s text:c="8"/></text:span><text:span text:style-name="T32">=</text:span><text:span text:style-name="T30"> </text:span><text:span text:style-name="T33">"Der Himmel ist so grau, weil alles Blaue schon herunter "</text:span><text:span text:style-name="T32">..</text:span></text:p><text:p><text:span text:style-name="T30"><text:s text:c="19"/></text:span><text:span text:style-name="T33">"gelogen wurde."</text:span><text:span text:style-name="T30">,</text:span></text:p><text:p><text:span text:style-name="T30"><text:s text:c="4"/></text:span><text:span text:style-name="T34">-- Position der Kamera</text:span></text:p><text:p><text:span text:style-name="T30"><text:s text:c="4"/></text:span><text:span text:style-name="T30">Position <text:s text:c="4"/></text:span><text:span text:style-name="T32">=</text:span><text:span text:style-name="T30"> </text:span><text:span text:style-name="T33">"marcus"</text:span><text:span text:style-name="T30">,</text:span></text:p><text:p><text:span text:style-name="T30"><text:s text:c="4"/></text:span><text:span text:style-name="T34">-- Rotation der Kamera</text:span></text:p><text:p><text:span text:style-name="T30"><text:s text:c="4"/></text:span><text:span text:style-name="T30">Rotation <text:s text:c="4"/></text:span><text:span text:style-name="T32">=</text:span><text:span text:style-name="T30"> </text:span><text:span text:style-name="T32">30</text:span><text:span text:style-name="T30">,</text:span></text:p><text:p><text:span text:style-name="T30"><text:s text:c="4"/></text:span><text:span text:style-name="T34">-- Kameranahsicht verwenden</text:span></text:p><text:p><text:span text:style-name="T30"><text:s text:c="4"/></text:span><text:span text:style-name="T30">DialogCamera </text:span><text:span text:style-name="T32">=</text:span><text:span text:style-name="T30"> </text:span><text:span text:style-name="T29">true</text:span><text:span text:style-name="T30">,</text:span></text:p><text:p><text:span text:style-name="T30">};</text:span></text:p></draw:text-box></draw:frame>In der Dokumentation kannst du alle <text:span text:style-name="T15">Attribute</text:span> nachlesen.</text:p>
      <text:h text:style-name="P50" text:outline-level="3"><text:bookmark-start text:name="__RefHeading___Toc301_3349791370"/>Vereinfachte Seite<text:bookmark-end text:name="__RefHeading___Toc301_3349791370"/></text:h>
      <text:p text:style-name="P12">Manchmal ist die normale Seite zu sperrig. Wenn Du z.B. nur ein paar Seiten normalen Dialog erzeugen willst. <text:span text:style-name="T14">So kannst du einfach viel Platz sparen.</text:span></text:p>
      <text:p text:style-name="P12"><text:span text:style-name="T14">D</text:span>ie vereinfachte Seite <text:span text:style-name="T14">erstellst Du </text:span>mit <text:span text:style-name="T6">ASP</text:span> erstellen.</text:p>
      <text:p text:style-name="P12"><draw:frame text:anchor-type="paragraph" draw:z-index="2" draw:name="Textrahmen 3" draw:style-name="gr12" draw:text-style-name="P63" svg:width="16.961cm" svg:height="1.872cm" svg:x="0.046cm" svg:y="-0.161cm"><draw:text-box><text:p><text:span text:style-name="T34">-- Titel, Text, Dialogkamera, Position</text:span></text:p><text:p><text:span text:style-name="T30">ASP(</text:span><text:span text:style-name="T33">"Marcus"</text:span><text:span text:style-name="T30">, </text:span><text:span text:style-name="T33">"Der Himmel ist so grau, weil alles Blaue schon herunter gelogen "</text:span><text:span text:style-name="T32">..</text:span></text:p><text:p><text:span text:style-name="T30"><text:s text:c="4"/></text:span><text:span text:style-name="T33">"wurde."</text:span><text:span text:style-name="T30">, </text:span><text:span text:style-name="T29">true</text:span><text:span text:style-name="T30">, </text:span><text:span text:style-name="T33">"marcus"</text:span><text:span text:style-name="T30">);</text:span></text:p><text:p><text:span text:style-name="T30">ASP(</text:span><text:span text:style-name="T33">"Alandra"</text:span><text:span text:style-name="T30">, </text:span><text:span text:style-name="T33">"Könnt Ihr bitte aufhören, diesen alten Pfaffen zu rezitieren?"</text:span><text:span text:style-name="T30">,</text:span></text:p><text:p><text:span text:style-name="T30"><text:s text:c="4"/></text:span><text:span text:style-name="T29">true</text:span><text:span text:style-name="T30">, </text:span><text:span text:style-name="T33">"alandra"</text:span><text:span text:style-name="T30">);</text:span></text:p></draw:text-box></draw:frame>In der Dokumentation kannst du alle <text:span text:style-name="T15">Parameter</text:span> nachlesen.</text:p>
      <text:p text:style-name="P12"/>
      <text:h text:style-name="P48" text:outline-level="2"/>
      <text:h text:style-name="P47" text:outline-level="2"><text:bookmark-start text:name="__RefHeading___Toc303_3349791370"/>Entscheidungen<text:bookmark-end text:name="__RefHeading___Toc303_3349791370"/></text:h>
      <text:h text:style-name="P55" text:outline-level="3"><text:bookmark-start text:name="__RefHeading___Toc315_3349791370"/>Grundlagen<text:bookmark-end text:name="__RefHeading___Toc315_3349791370"/></text:h>
      <text:p text:style-name="P13">Du kannst den Spieler in <text:span text:style-name="T1">Briefings</text:span> Entscheidungen fällen lassen.</text:p>
      <text:p text:style-name="P2">Eine Entscheidung eröffnet eine Verzweigung. <text:span text:style-name="T17">Der Spieler wählt eine von mehreren Optionen. Sie entscheidet, welchem Pfad das Briefing folgt.</text:span></text:p>
      <text:p text:style-name="P2">Die Anzahl an Entscheidungen und Verzweigungen ist unbegrenzt.</text:p>
      <text:p text:style-name="P13">Verzweigungen werden mit leeren Seiten oder Weiterleitungen abgegrenzt.</text:p>
      <text:p text:style-name="P13"><draw:frame text:anchor-type="paragraph" draw:z-index="3" draw:name="Textrahmen 4" draw:style-name="gr11" draw:text-style-name="P62" svg:width="16.961cm" svg:height="0.394cm" svg:x="0.046cm" svg:y="-0.161cm"><draw:text-box><text:p><text:span text:style-name="T27">AP();</text:span></text:p></draw:text-box></draw:frame>Dies ist eine leere Seite.</text:p>
      <text:p text:style-name="P2"><draw:frame text:anchor-type="paragraph" draw:z-index="4" draw:name="Textrahmen 5" draw:style-name="gr11" draw:text-style-name="P62" svg:width="16.961cm" svg:height="0.394cm" svg:x="0.046cm" svg:y="-0.161cm"><draw:text-box><text:p><text:span text:style-name="T27">AP(</text:span><text:span text:style-name="T28">"AnyPageName"</text:span><text:span text:style-name="T27">);</text:span></text:p></draw:text-box></draw:frame>Dies ist eine Weiterleitung auf eine benannte Seite.</text:p>
      <text:p text:style-name="P13">Zur Benennung von Seiten kommen wir gleich.</text:p>
      <text:h text:style-name="P50" text:outline-level="3"><text:bookmark-start text:name="__RefHeading___Toc342_3349791370"/>Seitennamen<text:bookmark-end text:name="__RefHeading___Toc342_3349791370"/></text:h>
      <text:p text:style-name="P2">Damit Verzweigungen funktionieren, benötigen die Seiten Namen.</text:p>
      <text:p text:style-name="P14">Ein Name identifiziert eine Seite. Du kannst keine zwei Seiten gleich benennen.</text:p>
      <text:p text:style-name="P14"><draw:frame text:anchor-type="paragraph" draw:z-index="5" draw:name="Textrahmen 6" draw:style-name="gr5" draw:text-style-name="P64" svg:width="16.961cm" svg:height="1.442cm" svg:x="0.046cm" svg:y="-0.161cm"><draw:text-box><text:p><text:span text:style-name="T37">AP {</text:span></text:p><text:p><text:span text:style-name="T37"><text:s text:c="4"/></text:span><text:span text:style-name="T37">Name </text:span><text:span text:style-name="T38">=</text:span><text:span text:style-name="T37"> </text:span><text:span text:style-name="T39">"NameOfPage"</text:span><text:span text:style-name="T37">,</text:span></text:p><text:p><text:span text:style-name="T37"><text:s text:c="4"/></text:span><text:span text:style-name="T40">-- Weitere Optionen</text:span></text:p><text:p><text:span text:style-name="T37">};</text:span></text:p></draw:text-box></draw:frame>So benennst Du eine Seite.</text:p>
      <text:p text:style-name="P14"><draw:frame text:anchor-type="paragraph" draw:z-index="6" draw:name="Textrahmen 7" draw:style-name="gr2" draw:text-style-name="P62" svg:width="16.961cm" svg:height="0.392cm" svg:x="0.046cm" svg:y="-0.161cm"><draw:text-box><text:p><text:span text:style-name="T27">ASP(</text:span><text:span text:style-name="T28">"NameOfPage"</text:span><text:span text:style-name="T27">, ...)</text:span></text:p></draw:text-box></draw:frame>So benennst Du eine vereinfachte Seite.</text:p>
      <text:h text:style-name="P51" text:outline-level="3"><text:bookmark-start text:name="__RefHeading___Toc344_3349791370"/>Verzweigungen<text:bookmark-end text:name="__RefHeading___Toc344_3349791370"/></text:h>
      <text:p text:style-name="P2">Du kannst nur bei <text:span text:style-name="T6">AP</text:span> Optionen für Entscheidungen angeben.</text:p>
      <text:p text:style-name="P2">Es gibt keine Begrenzung für die Anzahl von Optionen. </text:p>
      <text:p text:style-name="P15">Der Text sollte jedoch möglichst kurz sein.</text:p>
      <text:p text:style-name="P15">Die Optionen werden mit dem Attribut <text:span text:style-name="T6">MC</text:span> angelegt.</text:p>
      <text:p text:style-name="P16"><draw:frame text:anchor-type="paragraph" draw:z-index="7" draw:name="Textrahmen 8" draw:style-name="gr10" draw:text-style-name="P63" svg:width="16.961cm" svg:height="5.238cm" svg:x="0.046cm" svg:y="-0.161cm"><draw:text-box><text:p><text:span text:style-name="T30">AP {</text:span></text:p><text:p><text:span text:style-name="T30"><text:s text:c="4"/></text:span><text:span text:style-name="T30">Title <text:s text:c="7"/></text:span><text:span text:style-name="T32">=</text:span><text:span text:style-name="T30"> </text:span><text:span text:style-name="T33">"Hakim"</text:span><text:span text:style-name="T30">,</text:span></text:p><text:p><text:span text:style-name="T30"><text:s text:c="4"/></text:span><text:span text:style-name="T30">Text <text:s text:c="8"/></text:span><text:span text:style-name="T32">=</text:span><text:span text:style-name="T30"> </text:span><text:span text:style-name="T33">"Der Feind ist klüger als es zuerst schien. Wie sollen "</text:span><text:span text:style-name="T32">..</text:span></text:p><text:p><text:span text:style-name="T30"><text:s text:c="19"/></text:span><text:span text:style-name="T33">"wir vorgehen, Milord?"</text:span><text:span text:style-name="T30">,</text:span></text:p><text:p><text:span text:style-name="T30"><text:s text:c="4"/></text:span><text:span text:style-name="T30">Position <text:s text:c="4"/></text:span><text:span text:style-name="T32">=</text:span><text:span text:style-name="T30"> </text:span><text:span text:style-name="T33">"hakim"</text:span><text:span text:style-name="T30">,</text:span></text:p><text:p><text:span text:style-name="T30"><text:s text:c="4"/></text:span><text:span text:style-name="T30">Rotation <text:s text:c="4"/></text:span><text:span text:style-name="T32">=</text:span><text:span text:style-name="T30"> </text:span><text:span text:style-name="T32">30</text:span><text:span text:style-name="T30">,</text:span></text:p><text:p><text:span text:style-name="T30"><text:s text:c="4"/></text:span><text:span text:style-name="T30">DialogCamera </text:span><text:span text:style-name="T32">=</text:span><text:span text:style-name="T30"> </text:span><text:span text:style-name="T29">true</text:span><text:span text:style-name="T30">,</text:span></text:p><text:p><text:span text:style-name="T30"><text:s text:c="4"/></text:span><text:span text:style-name="T30">MC <text:s text:c="10"/></text:span><text:span text:style-name="T32">=</text:span><text:span text:style-name="T30"> {</text:span></text:p><text:p><text:span text:style-name="T30"><text:s text:c="8"/></text:span><text:span text:style-name="T34">-- Anzeigetext, Seite zu der gesprungen wird</text:span></text:p><text:p><text:span text:style-name="T30"><text:s text:c="8"/></text:span><text:span text:style-name="T30">{</text:span><text:span text:style-name="T33">"Mit List und Tücke."</text:span><text:span text:style-name="T30">, </text:span><text:span text:style-name="T33">"TheSlyWay"</text:span><text:span text:style-name="T30">},</text:span></text:p><text:p><text:span text:style-name="T30"><text:s text:c="8"/></text:span><text:span text:style-name="T30">{</text:span><text:span text:style-name="T33">"Ehrenhaft wie echte Männer."</text:span><text:span text:style-name="T30">, </text:span><text:span text:style-name="T33">"TheHonoredWay"</text:span><text:span text:style-name="T30">},</text:span></text:p><text:p><text:span text:style-name="T30"><text:s text:c="8"/></text:span><text:span text:style-name="T30">{</text:span><text:span text:style-name="T33">"ROHE GEWALT!!"</text:span><text:span text:style-name="T30">, </text:span><text:span text:style-name="T33">"TheDumbWay"</text:span><text:span text:style-name="T30">},</text:span></text:p><text:p><text:span text:style-name="T30"><text:s text:c="4"/></text:span><text:span text:style-name="T30">}</text:span></text:p><text:p><text:span text:style-name="T30">};</text:span></text:p></draw:text-box></draw:frame>Je nach Wahl des Spielers werden verschiedene Pfade beschritten.</text:p>
      <text:list text:style-name="L2">
        <text:list-item>
          <text:p text:style-name="P57">„Mit List und Tücke.“ springt zur Seite „TheSlyWay“</text:p>
        </text:list-item>
        <text:list-item>
          <text:p text:style-name="P57">„Ehrenhaft wie echte Männer.“ springt zur Seite „TheHonoredWay“</text:p>
        </text:list-item>
        <text:list-item>
          <text:p text:style-name="P60">„ROHE GEWALT!!“ springt zur Seite „TheDumbWay“</text:p>
        </text:list-item>
      </text:list>
      <text:h text:style-name="P48" text:outline-level="2"><text:bookmark-start text:name="__RefHeading___Toc344_33497913701"/><text:soft-page-break/>Kameraanimationen<text:bookmark-end text:name="__RefHeading___Toc344_33497913701"/></text:h>
      <text:h text:style-name="P50" text:outline-level="3"><text:bookmark-start text:name="__RefHeading___Toc778_1370846588"/>Grundlagen<text:bookmark-end text:name="__RefHeading___Toc778_1370846588"/></text:h>
      <text:p text:style-name="P24">Du kannst die Animation der Kamera von den Seiten entkoppeln.</text:p>
      <text:p text:style-name="P2">Entkoppelte Animationen haben einen entscheidenden Vorteil. Sie <text:span text:style-name="T19">ermöglichen nahtlose Übergänge zwischen mehreren Seiten</text:span>.</text:p>
      <text:p text:style-name="P25">Eine Seite darf keine Positionsangabe haben.</text:p>
      <text:p text:style-name="P24">Animationen werden in der Briefing Tabelle angelegt.</text:p>
      <text:p text:style-name="P2"><draw:frame text:anchor-type="paragraph" draw:z-index="11" draw:name="Textrahmen 12" draw:style-name="gr6" draw:text-style-name="P62" svg:width="16.934cm" svg:height="0.362cm" svg:x="0.072cm" svg:y="-0.291cm"><draw:text-box><text:p><text:span text:style-name="T27">Briefing.PageAnimations = {}</text:span></text:p></draw:text-box></draw:frame>Animationen müssen immer noch eine Seite als Startpunkt haben. Du kannst mehrere Animationen pro Seite hinzufügen. Sie laufen nacheinander ab, <text:span text:style-name="T19">bis alle abgespielt wurden</text:span>.</text:p>
      <text:p text:style-name="P28">Die Startseite der Animation muss einen Namen haben.</text:p>
      <text:p text:style-name="P2">Es gibt zwei Möglichkeiten eine Position zu definieren.</text:p>
      <text:list text:style-name="L3">
        <text:list-item>
          <text:p text:style-name="P58">Relativ. Du gibst Position, Rotation, Entfernung und Winkel an.</text:p>
        </text:list-item>
        <text:list-item>
          <text:p text:style-name="P61">Vektor. Du gibst die XYZ-Koordinate von Position und Blickziel an.</text:p>
        </text:list-item>
      </text:list>
      <text:p text:style-name="P2">Es muss je eine Animationsdauer <text:span text:style-name="T19">und</text:span> Startposition angegeben werden. Die Endposition kannst Du weglassen. Dann bleibt die Kamera am Start stehen.</text:p>
      <text:h text:style-name="P50" text:outline-level="3"><text:bookmark-start text:name="__RefHeading___Toc780_1370846588"/>Beispiele<text:bookmark-end text:name="__RefHeading___Toc780_1370846588"/></text:h>
      <text:p text:style-name="P27"><draw:frame text:anchor-type="paragraph" draw:z-index="12" draw:name="Textrahmen 13" draw:style-name="gr7" draw:text-style-name="P63" svg:width="16.934cm" svg:height="3.742cm" svg:x="0.072cm" svg:y="-0.146cm"><draw:text-box><text:p><text:span text:style-name="T30">Briefing.PageAnimations </text:span><text:span text:style-name="T32">=</text:span><text:span text:style-name="T30"> {</text:span></text:p><text:p><text:span text:style-name="T30"><text:s text:c="4"/></text:span><text:span text:style-name="T30">[</text:span><text:span text:style-name="T33">"Page1"</text:span><text:span text:style-name="T30">] </text:span><text:span text:style-name="T32">=</text:span><text:span text:style-name="T30"> {</text:span></text:p><text:p><text:span text:style-name="T30"><text:s text:c="8"/></text:span><text:span text:style-name="T34">-- Relativdarstellung</text:span></text:p><text:p><text:span text:style-name="T30"><text:s text:c="8"/></text:span><text:span text:style-name="T34">-- Dauer, PositionStart, RotationStart, ZoomStart, AngleStart</text:span></text:p><text:p><text:span text:style-name="T30"><text:s text:c="8"/></text:span><text:span text:style-name="T34">-- <text:s text:c="7"/>PositionEnde, RotationEnde, ZoomEnde, AngleEnde</text:span></text:p><text:p><text:span text:style-name="T30"><text:s text:c="8"/></text:span><text:span text:style-name="T30">{</text:span><text:span text:style-name="T32">30</text:span><text:span text:style-name="T30">, </text:span><text:span text:style-name="T33">"pos4"</text:span><text:span text:style-name="T30">, </text:span><text:span text:style-name="T32">-60</text:span><text:span text:style-name="T30">, </text:span><text:span text:style-name="T32">2000</text:span><text:span text:style-name="T30">, </text:span><text:span text:style-name="T32">35</text:span><text:span text:style-name="T30">,</text:span></text:p><text:p><text:span text:style-name="T30"><text:s text:c="13"/></text:span><text:span text:style-name="T33">"pos4"</text:span><text:span text:style-name="T30">, </text:span><text:span text:style-name="T32">-30</text:span><text:span text:style-name="T30">, </text:span><text:span text:style-name="T32">2000</text:span><text:span text:style-name="T30">, </text:span><text:span text:style-name="T32">25</text:span><text:span text:style-name="T30">},</text:span></text:p><text:p><text:span text:style-name="T30"><text:s text:c="8"/></text:span><text:span text:style-name="T34">-- ... weitere Animationen</text:span></text:p><text:p><text:span text:style-name="T30"><text:s text:c="4"/></text:span><text:span text:style-name="T30">},</text:span></text:p><text:p><text:span text:style-name="T30">}</text:span></text:p></draw:text-box></draw:frame>Ein Beispiel für die relative Koordinatenangabe.</text:p>
      <text:p text:style-name="P2"><draw:frame text:anchor-type="paragraph" draw:z-index="13" draw:name="Textrahmen 14" draw:style-name="gr7" draw:text-style-name="P63" svg:width="16.934cm" svg:height="3.742cm" svg:x="0.072cm" svg:y="-0.146cm"><draw:text-box><text:p><text:span text:style-name="T30">Briefing.PageAnimations </text:span><text:span text:style-name="T32">=</text:span><text:span text:style-name="T30"> {</text:span></text:p><text:p><text:span text:style-name="T30"><text:s text:c="4"/></text:span><text:span text:style-name="T30">[</text:span><text:span text:style-name="T33">"Page1"</text:span><text:span text:style-name="T30">] </text:span><text:span text:style-name="T32">=</text:span><text:span text:style-name="T30"> {</text:span></text:p><text:p><text:span text:style-name="T30"><text:s text:c="8"/></text:span><text:span text:style-name="T34">-- Vektordarstellung</text:span></text:p><text:p><text:span text:style-name="T30"><text:s text:c="8"/></text:span><text:span text:style-name="T34">-- Dauer, {Position1, Höhe}, {LookAt1, Höhe},</text:span></text:p><text:p><text:span text:style-name="T30"><text:s text:c="8"/></text:span><text:span text:style-name="T34">-- <text:s text:c="7"/>{Position2, Höhe}, {LookAt2, Höhe}</text:span></text:p><text:p><text:span text:style-name="T30"><text:s text:c="8"/></text:span><text:span text:style-name="T30">{</text:span><text:span text:style-name="T32">30</text:span><text:span text:style-name="T30">, {</text:span><text:span text:style-name="T33">"pos2"</text:span><text:span text:style-name="T30">, </text:span><text:span text:style-name="T32">500</text:span><text:span text:style-name="T30">}, <text:s/>{</text:span><text:span text:style-name="T33">"pos4"</text:span><text:span text:style-name="T30">, </text:span><text:span text:style-name="T32">0</text:span><text:span text:style-name="T30">},</text:span></text:p><text:p><text:span text:style-name="T30"><text:s text:c="13"/></text:span><text:span text:style-name="T30">{</text:span><text:span text:style-name="T33">"pos7"</text:span><text:span text:style-name="T30">, </text:span><text:span text:style-name="T32">1000</text:span><text:span text:style-name="T30">}, {</text:span><text:span text:style-name="T33">"pos8"</text:span><text:span text:style-name="T30">, </text:span><text:span text:style-name="T32">0</text:span><text:span text:style-name="T30">}},</text:span></text:p><text:p><text:span text:style-name="T30"><text:s text:c="8"/></text:span><text:span text:style-name="T34">-- Hier können weitere Animationen folgen...</text:span></text:p><text:p><text:span text:style-name="T30"><text:s text:c="4"/></text:span><text:span text:style-name="T30">},</text:span></text:p><text:p><text:span text:style-name="T30">}</text:span></text:p></draw:text-box></draw:frame>Ein Beispiel für die Angabe von Vektoren.</text:p>
      <text:h text:style-name="P50" text:outline-level="3"><text:bookmark-start text:name="__RefHeading___Toc771_1370846588"/>Zusatzoptionen<text:bookmark-end text:name="__RefHeading___Toc771_1370846588"/></text:h>
      <text:p text:style-name="P29"><draw:frame text:anchor-type="paragraph" draw:z-index="15" draw:name="Textrahmen 15" draw:style-name="gr5" draw:text-style-name="P62" svg:width="16.934cm" svg:height="1.442cm" svg:x="0.072cm" svg:y="0.522cm"><draw:text-box><text:p><text:span text:style-name="T27">Briefing.PageAnimations </text:span><text:span text:style-name="T35">=</text:span><text:span text:style-name="T27"> {</text:span></text:p><text:p><text:span text:style-name="T27"><text:s text:c="4"/></text:span><text:span text:style-name="T27">[</text:span><text:span text:style-name="T28">"Page1"</text:span><text:span text:style-name="T27">] </text:span><text:span text:style-name="T35">=</text:span><text:span text:style-name="T27"> {</text:span></text:p><text:p><text:span text:style-name="T27"><text:s text:c="8"/></text:span><text:span text:style-name="T27">Clear </text:span><text:span text:style-name="T35">=</text:span><text:span text:style-name="T27"> </text:span><text:span text:style-name="T36">true</text:span><text:span text:style-name="T27">,</text:span></text:p><text:p><text:span text:style-name="T27">...</text:span></text:p></draw:text-box></draw:frame>Laufende Animationen können durch <text:span text:style-name="T6">Clear</text:span> gelöscht werden.</text:p>
      <text:p text:style-name="P29"><draw:frame text:anchor-type="paragraph" draw:z-index="16" draw:name="Textrahmen 16" draw:style-name="gr5" draw:text-style-name="P62" svg:width="16.934cm" svg:height="1.442cm" svg:x="0.072cm" svg:y="1.759cm"><draw:text-box><text:p><text:span text:style-name="T27">Briefing.PageAnimations </text:span><text:span text:style-name="T35">=</text:span><text:span text:style-name="T27"> {</text:span></text:p><text:p><text:span text:style-name="T27"><text:s text:c="4"/></text:span><text:span text:style-name="T27">[</text:span><text:span text:style-name="T28">"Page1"</text:span><text:span text:style-name="T27">] </text:span><text:span text:style-name="T35">=</text:span><text:span text:style-name="T27"> {</text:span></text:p><text:p><text:span text:style-name="T27"><text:s text:c="8"/></text:span><text:span text:style-name="T27">Repeat </text:span><text:span text:style-name="T35">=</text:span><text:span text:style-name="T27"> </text:span><text:span text:style-name="T36">true</text:span><text:span text:style-name="T27">,</text:span></text:p><text:p><text:span text:style-name="T27">...</text:span></text:p></draw:text-box></draw:frame>Mit <text:span text:style-name="T6">Repeat</text:span> werden die Animationen in Endlosschleife gesetzt.</text:p>
      <text:h text:style-name="P49" text:outline-level="2"><text:bookmark-start text:name="__RefHeading___Toc1256_3830491332"/><text:soft-page-break/>Parallaxe<text:bookmark-end text:name="__RefHeading___Toc1256_3830491332"/></text:h>
      <text:h text:style-name="P50" text:outline-level="3"><text:bookmark-start text:name="__RefHeading___Toc1258_3830491332"/>Grafiken<text:bookmark-end text:name="__RefHeading___Toc1258_3830491332"/></text:h>
      <text:p text:style-name="P32">Du kannst bis zu <text:span text:style-name="T25">4</text:span> Hintergründe übereinander anzeigen lassen.</text:p>
      <text:p text:style-name="P33">Diese Hintergründe <text:span text:style-name="T23">werden</text:span> hinter allen Elementen des <text:span text:style-name="T21">Throneroom </text:span><text:span text:style-name="T23">angezeigt</text:span>.</text:p>
      <text:p text:style-name="P38">Die Grafiken müssen in die Map gepackt werden.</text:p>
      <text:p text:style-name="P38"><draw:frame text:anchor-type="paragraph" draw:z-index="23" draw:name="Form1_5" draw:style-name="gr1" draw:text-style-name="P62" svg:width="17.013cm" svg:height="1.082cm" svg:x="0.034cm" svg:y="-0.199cm"><draw:text-box><text:p><text:span text:style-name="T26">mapname.s6xmap.unpacked</text:span></text:p><text:p><text:span text:style-name="T26">|-- maps/externalmap/mapname</text:span></text:p><text:p><text:span text:style-name="T26"><text:s text:c="4"/></text:span><text:span text:style-name="T26">|-- graphics/*</text:span></text:p></draw:text-box></draw:frame>Am Besten verwendest du einen Grafiken-Ordner in der Map.</text:p>
      <text:p text:style-name="P39">Eine einmal geladene Grafik verbleibt im Speicher. Sie geändert noch einmal zu laden, funktioniert nicht. Um den Cache zu leeren, musst <text:span text:style-name="T24">Du</text:span> das Spiel beenden.</text:p>
      <text:h text:style-name="P50" text:outline-level="3"><text:bookmark-start text:name="__RefHeading___Toc1260_3830491332"/>Angabe<text:bookmark-end text:name="__RefHeading___Toc1260_3830491332"/></text:h>
      <text:p text:style-name="P26"><text:span text:style-name="T21">Parallaxe</text:span> werden in der Briefing Tabelle angelegt.</text:p>
      <text:p text:style-name="P31"><draw:frame text:anchor-type="paragraph" draw:z-index="17" draw:name="Textrahmen 18" draw:style-name="gr6" draw:text-style-name="P62" svg:width="16.934cm" svg:height="0.362cm" svg:x="0.072cm" svg:y="-0.291cm"><draw:text-box><text:p><text:span text:style-name="T27">Briefing.PageParallax = {}</text:span></text:p></draw:text-box></draw:frame><text:span text:style-name="T21">Ein Parallax</text:span> <text:span text:style-name="T21">hat</text:span> ebenfalls eine Seite als Startpunkt.</text:p>
      <text:p text:style-name="P31">Es muss je eine Animationsdauer <text:span text:style-name="T19">und</text:span> Startposition angegeben werden. Die Endposition kannst Du weglassen. Dann bleibt der Bildausschnitt stehen.</text:p>
      <text:p text:style-name="P34">Du kannst den angezeigten Bereich über die Angabe von Koordinaten verändern.</text:p>
      <text:p text:style-name="P39">Diese werden als UV-Koordinaten bezeichnet.</text:p>
      <text:p text:style-name="P39">Das UV-Mapping ist das Anpassen einer Textur auf ein Objekt. Hier wird eine Textur auf eine zweidimensionale Ebene projiziert. <text:span text:style-name="T24">Du kannst entweder die vollständige Grafik oder einen Ausschnitt der Grafik anzeigen.</text:span></text:p>
      <text:p text:style-name="P2"><text:span text:style-name="T21">Du kannst </text:span><text:span text:style-name="T24">die UV-Koordinaten</text:span><text:span text:style-name="T21"> relativ oder absolut angeben.</text:span></text:p>
      <text:p text:style-name="P41">Für letzteres musst du die Größe der Grafik wissen.</text:p>
      <text:p text:style-name="P2">Das erste Paar gibt die obere linke Ecke an.</text:p>
      <text:p text:style-name="P42">Das zweite Paar gibt die untere rechte Ecke an.</text:p>
      <text:h text:style-name="P52" text:outline-level="3"><text:bookmark-start text:name="__RefHeading___Toc780_13708465881"/>Beispiele<text:bookmark-end text:name="__RefHeading___Toc780_13708465881"/></text:h>
      <text:p text:style-name="P7"><draw:frame text:anchor-type="paragraph" draw:z-index="18" draw:name="Textrahmen 19" draw:style-name="gr4" draw:text-style-name="P63" svg:width="16.934cm" svg:height="4.116cm" svg:x="0.072cm" svg:y="-0.146cm"><draw:text-box><text:p><text:span text:style-name="T30">Briefing.PageParallax </text:span><text:span text:style-name="T32">=</text:span><text:span text:style-name="T30"> {</text:span></text:p><text:p><text:span text:style-name="T30"><text:s text:c="4"/></text:span><text:span text:style-name="T30">[</text:span><text:span text:style-name="T33">"Page1"</text:span><text:span text:style-name="T30">] </text:span><text:span text:style-name="T32">=</text:span><text:span text:style-name="T30"> {</text:span></text:p><text:p><text:span text:style-name="T30"><text:s text:c="8"/></text:span><text:span text:style-name="T34">-- Bilddatei, Anzeigedauer,</text:span></text:p><text:p><text:span text:style-name="T30"><text:s text:c="8"/></text:span><text:span text:style-name="T34">-- U0Start, V0Start, U1Start, V1Start, AlphaStart,</text:span></text:p><text:p><text:span text:style-name="T30"><text:s text:c="8"/></text:span><text:span text:style-name="T34">-- U0End, V0End, U1End, V1End, AlphaEnd</text:span></text:p><text:p><text:span text:style-name="T30"><text:s text:c="8"/></text:span><text:span text:style-name="T30">{</text:span><text:span text:style-name="T33">"C:/IMG/Bild1.png"</text:span><text:span text:style-name="T30">, </text:span><text:span text:style-name="T32">60</text:span><text:span text:style-name="T30">,</text:span></text:p><text:p><text:span text:style-name="T30"><text:s text:c="9"/></text:span><text:span text:style-name="T32">0</text:span><text:span text:style-name="T30">, </text:span><text:span text:style-name="T32">0</text:span><text:span text:style-name="T30">, </text:span><text:span text:style-name="T32">0.8</text:span><text:span text:style-name="T30">, </text:span><text:span text:style-name="T32">1</text:span><text:span text:style-name="T30">, </text:span><text:span text:style-name="T32">255</text:span><text:span text:style-name="T30">,</text:span></text:p><text:p><text:span text:style-name="T30"><text:s text:c="9"/></text:span><text:span text:style-name="T32">0.2</text:span><text:span text:style-name="T30">, </text:span><text:span text:style-name="T32">0</text:span><text:span text:style-name="T30">, </text:span><text:span text:style-name="T32">1</text:span><text:span text:style-name="T30">, </text:span><text:span text:style-name="T32">1</text:span><text:span text:style-name="T30">, </text:span><text:span text:style-name="T32">255</text:span><text:span text:style-name="T30">},</text:span></text:p><text:p><text:span text:style-name="T30"><text:s text:c="8"/></text:span><text:span text:style-name="T34">-- Hier können weitere Einträge folgen...</text:span></text:p><text:p><text:span text:style-name="T30"><text:s text:c="4"/></text:span><text:span text:style-name="T30">},</text:span></text:p><text:p><text:span text:style-name="T30">}</text:span></text:p></draw:text-box></draw:frame><text:span text:style-name="T17">Ein Beispiel für die relative</text:span><text:span text:style-name="T21">n UV-Koordinaten</text:span><text:span text:style-name="T17">.</text:span></text:p>
      <text:p text:style-name="P40">Die Größe der Grafik ist hier egal. Es werden Werte zwischen 0 und 1 als Koordinaten verwendet. Sie stehen für 0 bis 100% der Grafik.</text:p>
      <text:p text:style-name="P6"><draw:frame text:anchor-type="paragraph" draw:z-index="20" draw:name="Textrahmen 20" draw:style-name="gr4" draw:text-style-name="P63" svg:width="16.934cm" svg:height="4.116cm" svg:x="0.072cm" svg:y="-0.146cm"><draw:text-box><text:p><text:span text:style-name="T30">Briefing.PageParallax </text:span><text:span text:style-name="T32">=</text:span><text:span text:style-name="T30"> {</text:span></text:p><text:p><text:span text:style-name="T30"><text:s text:c="4"/></text:span><text:span text:style-name="T30">[</text:span><text:span text:style-name="T33">"Page1"</text:span><text:span text:style-name="T30">] </text:span><text:span text:style-name="T32">=</text:span><text:span text:style-name="T30"> {</text:span></text:p><text:p><text:span text:style-name="T30"><text:s text:c="8"/></text:span><text:span text:style-name="T34">-- Bilddatei, Anzeigedauer,</text:span></text:p><text:p><text:span text:style-name="T30"><text:s text:c="8"/></text:span><text:span text:style-name="T34">-- U0Start, V0Start, U1Start, V1Start, AlphaStart,</text:span></text:p><text:p><text:span text:style-name="T30"><text:s text:c="8"/></text:span><text:span text:style-name="T34">-- U0End, V0End, U1End, V1End, AlphaEnd</text:span></text:p><text:p><text:span text:style-name="T30"><text:s text:c="8"/></text:span><text:span text:style-name="T30">{</text:span><text:span text:style-name="T33">"C:/IMG/Bild2.png"</text:span><text:span text:style-name="T30">, </text:span><text:span text:style-name="T32">60</text:span><text:span text:style-name="T30">,</text:span></text:p><text:p><text:span text:style-name="T32"><text:s text:c="9"/></text:span><text:span text:style-name="T32">0</text:span><text:span text:style-name="T30">, </text:span><text:span text:style-name="T32">1366</text:span><text:span text:style-name="T30">, </text:span><text:span text:style-name="T32">768</text:span><text:span text:style-name="T30">, </text:span><text:span text:style-name="T32">255</text:span><text:span text:style-name="T30">,</text:span></text:p><text:p><text:span text:style-name="T32"><text:s text:c="9"/></text:span><text:span text:style-name="T32">0</text:span><text:span text:style-name="T30">, </text:span><text:span text:style-name="T32">1622</text:span><text:span text:style-name="T30">, </text:span><text:span text:style-name="T32">768</text:span><text:span text:style-name="T30">, </text:span><text:span text:style-name="T32">255</text:span><text:span text:style-name="T30">},</text:span></text:p><text:p><text:span text:style-name="T30"><text:s text:c="8"/></text:span><text:span text:style-name="T34">-- Hier können weitere Einträge folgen...</text:span></text:p><text:p><text:span text:style-name="T30"><text:s text:c="4"/></text:span><text:span text:style-name="T30">},</text:span></text:p><text:p><text:span text:style-name="T30">}</text:span></text:p></draw:text-box></draw:frame><text:soft-page-break/><text:span text:style-name="T17">Ein Beispiel für die </text:span><text:span text:style-name="T21">absoluten UV-Koordinaten</text:span><text:span text:style-name="T17">.</text:span></text:p>
      <text:p text:style-name="P2">Die Grafik in diesem Beispiel ist 1622x768 Pixel groß. Der Bildausschnitt stellt einen Bereich von 1366x768 Pixel dar. Dabei wandert der Ausschnitt von links nach rechts.</text:p>
      <text:h text:style-name="P52" text:outline-level="3"><text:bookmark-start text:name="__RefHeading___Toc771_13708465881"/>Zusatzoptionen<text:bookmark-end text:name="__RefHeading___Toc771_13708465881"/></text:h>
      <text:p text:style-name="P30"><draw:frame text:anchor-type="paragraph" draw:z-index="19" draw:name="Textrahmen 21" draw:style-name="gr5" draw:text-style-name="P62" svg:width="16.934cm" svg:height="1.442cm" svg:x="0.072cm" svg:y="0.522cm"><draw:text-box><text:p><text:span text:style-name="T27">Briefing.PageParallax </text:span><text:span text:style-name="T35">=</text:span><text:span text:style-name="T27"> {</text:span></text:p><text:p><text:span text:style-name="T27"><text:s text:c="4"/></text:span><text:span text:style-name="T27">[</text:span><text:span text:style-name="T28">"Page1"</text:span><text:span text:style-name="T27">] </text:span><text:span text:style-name="T35">=</text:span><text:span text:style-name="T27"> {</text:span></text:p><text:p><text:span text:style-name="T27"><text:s text:c="8"/></text:span><text:span text:style-name="T27">Clear </text:span><text:span text:style-name="T35">=</text:span><text:span text:style-name="T27"> </text:span><text:span text:style-name="T36">true</text:span><text:span text:style-name="T27">,</text:span></text:p><text:p><text:span text:style-name="T27">...</text:span></text:p></draw:text-box></draw:frame><text:span text:style-name="T20">Parallaxe</text:span> können durch <text:span text:style-name="T6">Clear</text:span> gelöscht werden.</text:p>
      <text:p text:style-name="P30"/>
      <text:p text:style-name="P30"/>
      <text:h text:style-name="P44" text:outline-level="1"/>
      <text:h text:style-name="P45" text:outline-level="1"><text:bookmark-start text:name="__RefHeading___Toc397_3349791370"/>Beispiele<text:bookmark-end text:name="__RefHeading___Toc397_3349791370"/></text:h>
      <text:h text:style-name="P53" text:outline-level="3"><text:bookmark-start text:name="__RefHeading___Toc348_3349791370"/>Beispiel: Audienz beim Kastellan<text:bookmark-end text:name="__RefHeading___Toc348_3349791370"/></text:h>
      <text:p text:style-name="P19">Wir erstellen ein normale<text:span text:style-name="T22">s</text:span> <text:span text:style-name="T22">Briefing</text:span> ohne Verzweigungen.</text:p>
      <text:p text:style-name="P19">Angenommen, du willst den Helden eine Audienz bei einem Stadthalter haben lassen. Dies könnte bpsw. wie folgt aussehen:</text:p>
      <text:p text:style-name="P21"><draw:frame text:anchor-type="paragraph" draw:z-index="21" draw:name="Textrahmen 22" draw:style-name="gr3" draw:text-style-name="P63" svg:width="16.961cm" svg:height="7.481cm" svg:x="0.046cm" svg:y="-0.161cm"><draw:text-box><text:p><text:span text:style-name="T29">function</text:span><text:span text:style-name="T30"> </text:span><text:span text:style-name="T31">Briefing2_CastellanMeeting</text:span><text:span text:style-name="T30">(_Name, _PlayerID)</text:span></text:p><text:p><text:span text:style-name="T30"><text:s text:c="4"/></text:span><text:span text:style-name="T29">local</text:span><text:span text:style-name="T30"> Briefing </text:span><text:span text:style-name="T32">=</text:span><text:span text:style-name="T30"> {</text:span></text:p><text:p><text:span text:style-name="T30"><text:s text:c="8"/></text:span><text:span text:style-name="T30">DisableFow </text:span><text:span text:style-name="T32">=</text:span><text:span text:style-name="T30"> </text:span><text:span text:style-name="T29">true</text:span><text:span text:style-name="T30">,</text:span></text:p><text:p><text:span text:style-name="T30"><text:s text:c="8"/></text:span><text:span text:style-name="T30">DisableBoderPins </text:span><text:span text:style-name="T32">=</text:span><text:span text:style-name="T30"> </text:span><text:span text:style-name="T29">true</text:span><text:span text:style-name="T30">,</text:span></text:p><text:p><text:span text:style-name="T30"><text:s text:c="4"/></text:span><text:span text:style-name="T30">};</text:span></text:p><text:p><text:span text:style-name="T30"><text:s text:c="4"/></text:span><text:span text:style-name="T29">local</text:span><text:span text:style-name="T30"> AP, ASP </text:span><text:span text:style-name="T32">=</text:span><text:span text:style-name="T30"> API.AddBriefingPages(Briefing);</text:span></text:p><text:p><text:span text:style-name="T30"/></text:p><text:p><text:span text:style-name="T30"><text:s text:c="4"/></text:span><text:span text:style-name="T30">ASP(</text:span><text:span text:style-name="T33">"Stadthalter"</text:span><text:span text:style-name="T30">, </text:span><text:span text:style-name="T33">"Schaut an, ein fremder Edelmann besucht mein "</text:span><text:span text:style-name="T32">..</text:span></text:p><text:p><text:span text:style-name="T30"><text:s text:c="8"/></text:span><text:span text:style-name="T33">"beschauliches Städchen. Was mag er von mir wollen?"</text:span><text:span text:style-name="T30">, </text:span><text:span text:style-name="T29">true</text:span><text:span text:style-name="T30">);</text:span></text:p><text:p><text:span text:style-name="T30"><text:s text:c="4"/></text:span><text:span text:style-name="T30">ASP(</text:span><text:span text:style-name="T33">"marcus"</text:span><text:span text:style-name="T30">, </text:span><text:span text:style-name="T33">"Marcus"</text:span><text:span text:style-name="T30">, </text:span><text:span text:style-name="T33">"Nun ich fragte mich, ob seine Lordschaft es "</text:span><text:span text:style-name="T32">..</text:span></text:p><text:p><text:span text:style-name="T30"><text:s text:c="8"/></text:span><text:span text:style-name="T33">"in Betracht zieht, mit mir Handel zu treiben."</text:span><text:span text:style-name="T30">, </text:span><text:span text:style-name="T29">true</text:span><text:span text:style-name="T30">);</text:span></text:p><text:p><text:span text:style-name="T30"><text:s text:c="4"/></text:span><text:span text:style-name="T30">ASP(</text:span><text:span text:style-name="T33">"hero3"</text:span><text:span text:style-name="T30">, </text:span><text:span text:style-name="T33">"Stadthalter"</text:span><text:span text:style-name="T30">, </text:span><text:span text:style-name="T33">"Wo kommen wir denn hin, wenn ich jedem "</text:span><text:span text:style-name="T32">..</text:span></text:p><text:p><text:span text:style-name="T30"><text:s text:c="8"/></text:span><text:span text:style-name="T33">"dahergelaufenen Edelmann meine Waren verkaufe? Was habt Ihr denn "</text:span><text:span text:style-name="T32">..</text:span></text:p><text:p><text:span text:style-name="T30"><text:s text:c="8"/></text:span><text:span text:style-name="T33">"für mich getan?"</text:span><text:span text:style-name="T30">, </text:span><text:span text:style-name="T29">true</text:span><text:span text:style-name="T30">);</text:span></text:p><text:p><text:span text:style-name="T30"><text:s text:c="4"/></text:span><text:span text:style-name="T30">ASP(</text:span><text:span text:style-name="T33">"marcus"</text:span><text:span text:style-name="T30">, </text:span><text:span text:style-name="T33">"Marcus"</text:span><text:span text:style-name="T30">, </text:span><text:span text:style-name="T33">"Was verlangt Ihr für Eure Gunst?"</text:span><text:span text:style-name="T30">, </text:span><text:span text:style-name="T29">true</text:span><text:span text:style-name="T30">);</text:span></text:p><text:p><text:span text:style-name="T30"><text:s text:c="4"/></text:span><text:span text:style-name="T30">ASP(</text:span><text:span text:style-name="T33">"hero3"</text:span><text:span text:style-name="T30">, </text:span><text:span text:style-name="T33">"Stadthalter"</text:span><text:span text:style-name="T30">, </text:span><text:span text:style-name="T33">"Nun, da gäbe es die eine oder andere "</text:span><text:span text:style-name="T32">..</text:span></text:p><text:p><text:span text:style-name="T30"><text:s text:c="8"/></text:span><text:span text:style-name="T33">"Kleinigkeit, die Ihr für mich erledigen könntet..."</text:span><text:span text:style-name="T30">, </text:span><text:span text:style-name="T29">true</text:span><text:span text:style-name="T30">);</text:span></text:p><text:p><text:span text:style-name="T30"/></text:p><text:p><text:span text:style-name="T30"><text:s text:c="4"/></text:span><text:span text:style-name="T30">API.StartBriefing(Briefing, _Name, _PlayerID);</text:span></text:p><text:p><text:span text:style-name="T29">end</text:span></text:p></draw:text-box></draw:frame>Später hängst Du d<text:span text:style-name="T22">as Briefing</text:span> z.B. über einen Reward an einen Auftrag.</text:p>
      <text:p text:style-name="P21"><draw:frame text:anchor-type="paragraph" draw:z-index="22" draw:name="Textrahmen 23" draw:style-name="gr2" draw:text-style-name="P62" svg:width="16.961cm" svg:height="0.392cm" svg:x="0.046cm" svg:y="-0.161cm"><draw:text-box><text:p><text:span text:style-name="T27">Reward_Briefing(</text:span><text:span text:style-name="T28">"Briefing2"</text:span><text:span text:style-name="T27">, </text:span><text:span text:style-name="T28">"Briefing2_CastellanMeeting"</text:span><text:span text:style-name="T27">)</text:span></text:p></draw:text-box></draw:frame>Sobald der Auftrag erfüllt wird, startet d<text:span text:style-name="T22">as Briefing</text:span>.</text:p>
      <text:p text:style-name="P17"/>
      <text:h text:style-name="P54" text:outline-level="3"><text:bookmark-start text:name="__RefHeading___Toc346_3349791370"/>Beispiel: <text:span text:style-name="T16">Heldenwahl</text:span><text:bookmark-end text:name="__RefHeading___Toc346_3349791370"/></text:h>
      <text:p text:style-name="P18">Nun erstellen wir einen Dialog mit Verzweigungen.</text:p>
      <text:p text:style-name="P22">Der Spieler kann hier entscheiden, mit welchem Helden er spielen will.</text:p>
      <text:p text:style-name="P20"><draw:frame text:anchor-type="paragraph" draw:z-index="8" draw:name="Textrahmen 9" draw:style-name="gr9" draw:text-style-name="P63" svg:width="16.961cm" svg:height="20.569cm" svg:x="0.046cm" svg:y="-0.242cm"><draw:text-box><text:p><text:span text:style-name="T29">function</text:span><text:span text:style-name="T30"> </text:span><text:span text:style-name="T31">Briefing01_ChooseKnight</text:span><text:span text:style-name="T30">(_Name, _PlayerID)</text:span></text:p><text:p><text:span text:style-name="T30"><text:s text:c="4"/></text:span><text:span text:style-name="T29">local</text:span><text:span text:style-name="T30"> Briefing </text:span><text:span text:style-name="T32">=</text:span><text:span text:style-name="T30"> {};</text:span></text:p><text:p><text:span text:style-name="T30"><text:s text:c="4"/></text:span><text:span text:style-name="T29">local</text:span><text:span text:style-name="T30"> AP, ASP </text:span><text:span text:style-name="T32">=</text:span><text:span text:style-name="T30"> API.AddBriefingPages(Briefing);</text:span></text:p><text:p><text:span text:style-name="T30"/></text:p><text:p><text:span text:style-name="T30"><text:s text:c="4"/></text:span><text:span text:style-name="T30">AP {</text:span></text:p><text:p><text:span text:style-name="T30"><text:s text:c="8"/></text:span><text:span text:style-name="T30">Name <text:s text:c="8"/></text:span><text:span text:style-name="T32">=</text:span><text:span text:style-name="T30"> </text:span><text:span text:style-name="T33">"Selection"</text:span><text:span text:style-name="T30">,</text:span></text:p><text:p><text:span text:style-name="T30"><text:s text:c="8"/></text:span><text:span text:style-name="T30">Title <text:s text:c="7"/></text:span><text:span text:style-name="T32">=</text:span><text:span text:style-name="T30"> </text:span><text:span text:style-name="T33">"Wählt Euren Ritter!"</text:span><text:span text:style-name="T30">,</text:span></text:p><text:p><text:span text:style-name="T30"><text:s text:c="8"/></text:span><text:span text:style-name="T30">Position <text:s text:c="4"/></text:span><text:span text:style-name="T32">=</text:span><text:span text:style-name="T30"> </text:span><text:span text:style-name="T33">"Campfire"</text:span><text:span text:style-name="T30">,</text:span></text:p><text:p><text:span text:style-name="T30"><text:s text:c="8"/></text:span><text:span text:style-name="T30">DialogCamera </text:span><text:span text:style-name="T32">=</text:span><text:span text:style-name="T30"> </text:span><text:span text:style-name="T29">true</text:span><text:span text:style-name="T30">,</text:span></text:p><text:p><text:span text:style-name="T30"><text:s text:c="8"/></text:span><text:span text:style-name="T30">MC </text:span><text:span text:style-name="T32">=</text:span><text:span text:style-name="T30"> {</text:span></text:p><text:p><text:span text:style-name="T30"><text:s text:c="12"/></text:span><text:span text:style-name="T30">{</text:span><text:span text:style-name="T33">"Marcus"</text:span><text:span text:style-name="T30">, Briefing01_ChooseKnight_SelectHero},</text:span></text:p><text:p><text:span text:style-name="T30"><text:s text:c="12"/></text:span><text:span text:style-name="T30">{</text:span><text:span text:style-name="T33">"Alandra"</text:span><text:span text:style-name="T30">, Briefing01_ChooseKnight_SelectHero},</text:span></text:p><text:p><text:span text:style-name="T30"><text:s text:c="12"/></text:span><text:span text:style-name="T30">{</text:span><text:span text:style-name="T33">"Hakim"</text:span><text:span text:style-name="T30">, Briefing01_ChooseKnight_SelectHero},</text:span></text:p><text:p><text:span text:style-name="T30"><text:s text:c="8"/></text:span><text:span text:style-name="T30">},</text:span></text:p><text:p><text:span text:style-name="T30"><text:s text:c="4"/></text:span><text:span text:style-name="T30">};</text:span></text:p><text:p><text:span text:style-name="T30"/></text:p><text:p><text:span text:style-name="T30"><text:s text:c="4"/></text:span><text:span text:style-name="T30">AP {</text:span></text:p><text:p><text:span text:style-name="T30"><text:s text:c="8"/></text:span><text:span text:style-name="T30">Name <text:s text:c="8"/></text:span><text:span text:style-name="T32">=</text:span><text:span text:style-name="T30"> </text:span><text:span text:style-name="T33">"Confirm"</text:span><text:span text:style-name="T30">,</text:span></text:p><text:p><text:span text:style-name="T30"><text:s text:c="8"/></text:span><text:span text:style-name="T30">Title <text:s text:c="7"/></text:span><text:span text:style-name="T32">=</text:span><text:span text:style-name="T30"> </text:span><text:span text:style-name="T33">"Seid Ihr sicher?"</text:span><text:span text:style-name="T30">,</text:span></text:p><text:p><text:span text:style-name="T30"><text:s text:c="8"/></text:span><text:span text:style-name="T30">Position <text:s text:c="4"/></text:span><text:span text:style-name="T32">=</text:span><text:span text:style-name="T30"> </text:span><text:span text:style-name="T33">"Campfire"</text:span><text:span text:style-name="T30">,</text:span></text:p><text:p><text:span text:style-name="T30"><text:s text:c="8"/></text:span><text:span text:style-name="T30">DialogCamera </text:span><text:span text:style-name="T32">=</text:span><text:span text:style-name="T30"> </text:span><text:span text:style-name="T29">true</text:span><text:span text:style-name="T30">,</text:span></text:p><text:p><text:span text:style-name="T30"><text:s text:c="8"/></text:span><text:span text:style-name="T30">MC </text:span><text:span text:style-name="T32">=</text:span><text:span text:style-name="T30"> {</text:span></text:p><text:p><text:span text:style-name="T30"><text:s text:c="12"/></text:span><text:span text:style-name="T30">{</text:span><text:span text:style-name="T33">"Marcus"</text:span><text:span text:style-name="T30">, Briefing01_ChooseKnight_ConfirmSelection},</text:span></text:p><text:p><text:span text:style-name="T30"><text:s text:c="12"/></text:span><text:span text:style-name="T30">{</text:span><text:span text:style-name="T33">"Alandra"</text:span><text:span text:style-name="T30">, Briefing01_ChooseKnight_ConfirmSelection},</text:span></text:p><text:p><text:span text:style-name="T30"><text:s text:c="12"/></text:span><text:span text:style-name="T30">{</text:span><text:span text:style-name="T33">"Hakim"</text:span><text:span text:style-name="T30">, Briefing01_ChooseKnight_ConfirmSelection},</text:span></text:p><text:p><text:span text:style-name="T30"><text:s text:c="8"/></text:span><text:span text:style-name="T30">},</text:span></text:p><text:p><text:span text:style-name="T30"><text:s text:c="4"/></text:span><text:span text:style-name="T30">};</text:span></text:p><text:p><text:span text:style-name="T30"/></text:p><text:p><text:span text:style-name="T30"><text:s text:c="4"/></text:span><text:span text:style-name="T34">-- Selbstbeweihräucherung der Helden</text:span></text:p><text:p><text:span text:style-name="T30"><text:s text:c="4"/></text:span><text:span text:style-name="T34">-- Anschließend wird zur Seite "Confirm" gesprungen</text:span></text:p><text:p><text:span text:style-name="T30"><text:s text:c="4"/></text:span><text:span text:style-name="T30">ASP(</text:span><text:span text:style-name="T33">"MarcusPage"</text:span><text:span text:style-name="T30">, </text:span><text:span text:style-name="T33">"Marcus"</text:span><text:span text:style-name="T30">, </text:span><text:span text:style-name="T33">"Wählt mich, und ich werde die Feinde des "</text:span><text:span text:style-name="T32">..</text:span></text:p><text:p><text:span text:style-name="T30"><text:s text:c="8"/></text:span><text:span text:style-name="T33">" Reiches in Eurem Namen vernichten!"</text:span><text:span text:style-name="T30">, </text:span><text:span text:style-name="T29">false</text:span><text:span text:style-name="T30">, </text:span><text:span text:style-name="T33">"marcus"</text:span><text:span text:style-name="T30">);</text:span></text:p><text:p><text:span text:style-name="T30"><text:s text:c="4"/></text:span><text:span text:style-name="T30">AP(</text:span><text:span text:style-name="T33">"Confirm"</text:span><text:span text:style-name="T30">);</text:span></text:p><text:p><text:span text:style-name="T30"><text:s text:c="4"/></text:span><text:span text:style-name="T30">ASP(</text:span><text:span text:style-name="T33">"AlandraPage"</text:span><text:span text:style-name="T30">, </text:span><text:span text:style-name="T33">"Alandra"</text:span><text:span text:style-name="T30">, </text:span><text:span text:style-name="T33">"Etwas weibliche Vorsicht ist in dieser "</text:span><text:span text:style-name="T32">..</text:span></text:p><text:p><text:span text:style-name="T30"><text:s text:c="8"/></text:span><text:span text:style-name="T33">" Situation männlichem 'Hauruck' überlegen."</text:span><text:span text:style-name="T30">, </text:span><text:span text:style-name="T29">false</text:span><text:span text:style-name="T30">, </text:span><text:span text:style-name="T33">"alandra"</text:span><text:span text:style-name="T30">);</text:span></text:p><text:p><text:span text:style-name="T30"><text:s text:c="4"/></text:span><text:span text:style-name="T30">AP(</text:span><text:span text:style-name="T33">"Confirm"</text:span><text:span text:style-name="T30">);</text:span></text:p><text:p><text:span text:style-name="T30"><text:s text:c="4"/></text:span><text:span text:style-name="T30">ASP(</text:span><text:span text:style-name="T33">"HakimPage"</text:span><text:span text:style-name="T30">, </text:span><text:span text:style-name="T33">"Hakim"</text:span><text:span text:style-name="T30">, </text:span><text:span text:style-name="T33">"Sollte Eure Wahl auf mich fallen, werde ich "</text:span><text:span text:style-name="T32">..</text:span></text:p><text:p><text:span text:style-name="T30"><text:s text:c="8"/></text:span><text:span text:style-name="T33">" den Feind mit List anstatt Gewalt bekämpfen."</text:span><text:span text:style-name="T30">, </text:span><text:span text:style-name="T29">false</text:span><text:span text:style-name="T30">, </text:span><text:span text:style-name="T33">"hakim"</text:span><text:span text:style-name="T30">);</text:span></text:p><text:p><text:span text:style-name="T30"><text:s text:c="4"/></text:span><text:span text:style-name="T30">AP(</text:span><text:span text:style-name="T33">"Confirm"</text:span><text:span text:style-name="T30">);</text:span></text:p><text:p><text:span text:style-name="T30"><text:s text:c="4"/></text:span></text:p><text:p><text:span text:style-name="T30"><text:s text:c="4"/></text:span><text:span text:style-name="T34">-- Danksagungen der Helden</text:span></text:p><text:p><text:span text:style-name="T34"><text:s text:c="4"/></text:span><text:span text:style-name="T34">-- Das Briefing endet nach jeder Danksagung eines Helden</text:span></text:p><text:p><text:span text:style-name="T30"><text:s text:c="4"/></text:span><text:span text:style-name="T30">ASP(</text:span><text:span text:style-name="T33">"MarcusThanks"</text:span><text:span text:style-name="T30">, </text:span><text:span text:style-name="T33">"Marcus"</text:span><text:span text:style-name="T30">, </text:span><text:span text:style-name="T33">"Vortrefflich! Ich werden sofort beginnen, "</text:span><text:span text:style-name="T32">..</text:span></text:p><text:p><text:span text:style-name="T30"><text:s text:c="8"/></text:span><text:span text:style-name="T33">" Euch Ehre zu erweisen!"</text:span><text:span text:style-name="T30">, </text:span><text:span text:style-name="T29">false</text:span><text:span text:style-name="T30">, </text:span><text:span text:style-name="T33">"marcus"</text:span><text:span text:style-name="T30">);</text:span></text:p><text:p><text:span text:style-name="T30"><text:s text:c="4"/></text:span><text:span text:style-name="T30">AP();</text:span></text:p><text:p><text:span text:style-name="T30"><text:s text:c="4"/></text:span><text:span text:style-name="T30">ASP(</text:span><text:span text:style-name="T33">"AlandraThanks"</text:span><text:span text:style-name="T30">, </text:span><text:span text:style-name="T33">"Alandra"</text:span><text:span text:style-name="T30">, </text:span><text:span text:style-name="T33">"Eure Weise Entscheidung wird unserer "</text:span><text:span text:style-name="T32">..</text:span></text:p><text:p><text:span text:style-name="T30"><text:s text:c="8"/></text:span><text:span text:style-name="T33">" Sache zum Vorteil gereichen."</text:span><text:span text:style-name="T30">, </text:span><text:span text:style-name="T29">false</text:span><text:span text:style-name="T30">, </text:span><text:span text:style-name="T33">"alandra"</text:span><text:span text:style-name="T30">);</text:span></text:p><text:p><text:span text:style-name="T30"><text:s text:c="4"/></text:span><text:span text:style-name="T30">AP();</text:span></text:p><text:p><text:span text:style-name="T30"><text:s text:c="4"/></text:span><text:span text:style-name="T30">ASP(</text:span><text:span text:style-name="T33">"HakimThanks"</text:span><text:span text:style-name="T30">, </text:span><text:span text:style-name="T33">"Hakim"</text:span><text:span text:style-name="T30">, </text:span><text:span text:style-name="T33">"Ich habe schon einen Plan. Habt Dank, dass "</text:span><text:span text:style-name="T32">..</text:span></text:p><text:p><text:span text:style-name="T30"><text:s text:c="8"/></text:span><text:span text:style-name="T33">" ich ihn Euch vorführen darf."</text:span><text:span text:style-name="T30">, </text:span><text:span text:style-name="T29">false</text:span><text:span text:style-name="T30">, </text:span><text:span text:style-name="T33">"hakim"</text:span><text:span text:style-name="T30">);</text:span></text:p><text:p><text:span text:style-name="T30"/></text:p><text:p><text:span text:style-name="T30"><text:s text:c="4"/></text:span><text:span text:style-name="T30">Briefing.Finished </text:span><text:span text:style-name="T32">=</text:span><text:span text:style-name="T30"> </text:span><text:span text:style-name="T29">function</text:span><text:span text:style-name="T30">(_Data)</text:span></text:p><text:p><text:span text:style-name="T30"><text:s text:c="8"/></text:span><text:span text:style-name="T30">StartGame();</text:span></text:p><text:p><text:span text:style-name="T30"><text:s text:c="4"/></text:span><text:span text:style-name="T29">end</text:span></text:p><text:p><text:span text:style-name="T30"><text:s text:c="3"/></text:span></text:p></draw:text-box></draw:frame>Später hängst Du d<text:span text:style-name="T18">as Briefing</text:span> z.B. über einen Reward an einen Auftrag.</text:p>
      <text:p text:style-name="P20"><draw:frame text:anchor-type="paragraph" draw:z-index="14" draw:name="Textrahmen 17" draw:style-name="gr2" draw:text-style-name="P62" svg:width="16.961cm" svg:height="0.392cm" svg:x="0.046cm" svg:y="-0.161cm"><draw:text-box><text:p><text:span text:style-name="T27">Reward_Briefing(</text:span><text:span text:style-name="T28">"Briefing01"</text:span><text:span text:style-name="T27">, </text:span><text:span text:style-name="T28">"Briefing01_ChooseKnight"</text:span><text:span text:style-name="T27">)</text:span></text:p></draw:text-box></draw:frame>Sobald der Auftrag erfüllt wird, startet d<text:span text:style-name="T18">as </text:span><text:span text:style-name="T19">Briefing</text:span>.</text:p>
      <text:p text:style-name="P23">Diese Funktion handhabt die Auswahl.</text:p>
      <text:p text:style-name="P22">Es werden Funktionen aufgerufen, die den Helden austauschen. (Nicht in diesem Beispiel enthalten) Danach wird zur entsprechenden Textseite gesprungen.</text:p>
      <text:p text:style-name="Standard"><draw:frame text:anchor-type="paragraph" draw:z-index="9" draw:name="Textrahmen 10" draw:style-name="gr8" draw:text-style-name="P63" svg:width="16.961cm" svg:height="4.49cm" svg:x="0.046cm" svg:y="-0.175cm"><draw:text-box><text:p><text:span text:style-name="T29">function</text:span><text:span text:style-name="T30"> </text:span><text:span text:style-name="T31">Briefing01_ChooseKnight_SelectHero</text:span><text:span text:style-name="T30">(_PlayerID, _PageID, _OptionID)</text:span></text:p><text:p><text:span text:style-name="T30"><text:s text:c="4"/></text:span><text:span text:style-name="T30">gvMission.SelectedHero </text:span><text:span text:style-name="T32">=</text:span><text:span text:style-name="T30"> _OptionID;</text:span></text:p><text:p><text:span text:style-name="T30"><text:s text:c="4"/></text:span><text:span text:style-name="T29">if</text:span><text:span text:style-name="T30"> _OptionID </text:span><text:span text:style-name="T32">==</text:span><text:span text:style-name="T30"> </text:span><text:span text:style-name="T32">2</text:span><text:span text:style-name="T30"> </text:span><text:span text:style-name="T29">then</text:span></text:p><text:p><text:span text:style-name="T30"><text:s text:c="8"/></text:span><text:span text:style-name="T30">PrepareStartWithAlandra();</text:span></text:p><text:p><text:span text:style-name="T30"><text:s text:c="8"/></text:span><text:span text:style-name="T29">return</text:span><text:span text:style-name="T30"> </text:span><text:span text:style-name="T33">"AlandraPage"</text:span><text:span text:style-name="T30">;</text:span></text:p><text:p><text:span text:style-name="T30"><text:s text:c="4"/></text:span><text:span text:style-name="T29">elseif</text:span><text:span text:style-name="T30"> _OptionID </text:span><text:span text:style-name="T32">==</text:span><text:span text:style-name="T30"> </text:span><text:span text:style-name="T32">3</text:span><text:span text:style-name="T30"> </text:span><text:span text:style-name="T29">then</text:span></text:p><text:p><text:span text:style-name="T30"><text:s text:c="8"/></text:span><text:span text:style-name="T30">PrepareStartWithHakim();</text:span></text:p><text:p><text:span text:style-name="T30"><text:s text:c="8"/></text:span><text:span text:style-name="T29">return</text:span><text:span text:style-name="T30"> </text:span><text:span text:style-name="T33">"HakimPage"</text:span><text:span text:style-name="T30">;</text:span></text:p><text:p><text:span text:style-name="T30"><text:s text:c="4"/></text:span><text:span text:style-name="T29">end</text:span></text:p><text:p><text:span text:style-name="T30"><text:s text:c="4"/></text:span><text:span text:style-name="T30">PrepareStartWithMarcus();</text:span></text:p><text:p><text:span text:style-name="T30"><text:s text:c="4"/></text:span><text:span text:style-name="T29">return</text:span><text:span text:style-name="T30"> </text:span><text:span text:style-name="T33">"MarcusPage"</text:span><text:span text:style-name="T30">;</text:span></text:p><text:p><text:span text:style-name="T29">end</text:span></text:p></draw:text-box></draw:frame></text:p>
      <text:p text:style-name="P22">Hier wird entweder die Auswahl bestätigt oder zurück zur Auswahl gesprungen.</text:p>
      <text:p text:style-name="P22">Wird die Auswahl bestätigt, beginnt das Spiel.</text:p>
      <text:p text:style-name="P22"><draw:frame text:anchor-type="paragraph" draw:z-index="10" draw:name="Textrahmen 11" draw:style-name="gr4" draw:text-style-name="P63" svg:width="16.961cm" svg:height="4.116cm" svg:x="0.046cm" svg:y="-0.229cm"><draw:text-box><text:p><text:span text:style-name="T29">function</text:span><text:span text:style-name="T30"> </text:span><text:span text:style-name="T31">Briefing01_ChooseKnight_ConfirmSelection</text:span><text:span text:style-name="T30">(_PlayerID, _PageID, _OptionID)</text:span></text:p><text:p><text:span text:style-name="T30"><text:s text:c="4"/></text:span><text:span text:style-name="T29">if</text:span><text:span text:style-name="T30"> _OptionID </text:span><text:span text:style-name="T32">==</text:span><text:span text:style-name="T30"> </text:span><text:span text:style-name="T32">1</text:span><text:span text:style-name="T30"> </text:span><text:span text:style-name="T29">then</text:span></text:p><text:p><text:span text:style-name="T30"><text:s text:c="8"/></text:span><text:span text:style-name="T29">if</text:span><text:span text:style-name="T30"> gvMission.SelectedHero </text:span><text:span text:style-name="T32">==</text:span><text:span text:style-name="T30"> </text:span><text:span text:style-name="T32">2</text:span><text:span text:style-name="T30"> </text:span><text:span text:style-name="T29">then</text:span></text:p><text:p><text:span text:style-name="T30"><text:s text:c="12"/></text:span><text:span text:style-name="T29">return</text:span><text:span text:style-name="T30"> </text:span><text:span text:style-name="T33">"AlandraThanks"</text:span><text:span text:style-name="T30">;</text:span></text:p><text:p><text:span text:style-name="T30"><text:s text:c="8"/></text:span><text:span text:style-name="T29">elseif</text:span><text:span text:style-name="T30"> gvMission.SelectedHero </text:span><text:span text:style-name="T32">==</text:span><text:span text:style-name="T30"> </text:span><text:span text:style-name="T32">3</text:span><text:span text:style-name="T30"> </text:span><text:span text:style-name="T29">then</text:span></text:p><text:p><text:span text:style-name="T30"><text:s text:c="12"/></text:span><text:span text:style-name="T29">return</text:span><text:span text:style-name="T30"> </text:span><text:span text:style-name="T33">"HakimThanks"</text:span><text:span text:style-name="T30">;</text:span></text:p><text:p><text:span text:style-name="T30"><text:s text:c="8"/></text:span><text:span text:style-name="T29">end</text:span></text:p><text:p><text:span text:style-name="T30"><text:s text:c="8"/></text:span><text:span text:style-name="T29">return</text:span><text:span text:style-name="T30"> </text:span><text:span text:style-name="T33">"MarcusThanks"</text:span><text:span text:style-name="T30">;</text:span></text:p><text:p><text:span text:style-name="T30"><text:s text:c="4"/></text:span><text:span text:style-name="T29">end</text:span></text:p><text:p><text:span text:style-name="T30"><text:s text:c="4"/></text:span><text:span text:style-name="T29">return</text:span><text:span text:style-name="T30"> </text:span><text:span text:style-name="T33">"Selection"</text:span><text:span text:style-name="T30">;</text:span></text:p><text:p><text:span text:style-name="T29">end</text:span></text:p></draw:text-box></draw:frame>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Fett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veration Mono" svg:font-family="'Liveration Mono'"/>
    <style:font-face style:name="Liveration Mono1" svg:font-family="'Liveration Mono'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 Typewriter1" svg:font-family="'Lucida Sans Typewriter'" style:font-family-generic="moder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>
        <style:tab-stops/>
      </style:paragraph-properties>
      <style:text-properties style:font-name="Liberation Serif4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Liberation Serif3" fo:font-family="'Liberation Serif'" style:font-style-name="Fet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3" fo:font-family="'Liberation Serif'" style:font-style-name="Fett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MT1" style:family="text">
      <style:text-properties officeooo:rsid="008accdc"/>
    </style:style>
    <style:style style:name="MT2" style:family="text">
      <style:text-properties officeooo:rsid="0064f6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riefing</text:span><text:span text:style-name="MT2"> System</text:span><text:tab/><text:tab/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1:00:07.597000000</meta:creation-date>
    <dc:date>2022-12-22T15:05:40.862000000</dc:date>
    <meta:editing-duration>PT15H12M21S</meta:editing-duration>
    <meta:editing-cycles>141</meta:editing-cycles>
    <meta:generator>LibreOffice/7.4.3.2$Windows_X86_64 LibreOffice_project/1048a8393ae2eeec98dff31b5c133c5f1d08b890</meta:generator>
    <meta:document-statistic meta:table-count="0" meta:image-count="0" meta:object-count="0" meta:page-count="10" meta:paragraph-count="129" meta:word-count="998" meta:character-count="6838" meta:non-whitespace-character-count="5973"/>
  </office:meta>
</office:document-meta>
</file>